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BFA976B1/content.xml"/>
  <manifest:file-entry manifest:media-type="text/xml" manifest:full-path="ObjBFA976B1/settings.xml"/>
  <manifest:file-entry manifest:media-type="application/vnd.oasis.opendocument.formula" manifest:full-path="ObjBFA976B1/"/>
  <manifest:file-entry manifest:media-type="text/xml" manifest:full-path="ObjBFA976B3/content.xml"/>
  <manifest:file-entry manifest:media-type="text/xml" manifest:full-path="ObjBFA976B3/settings.xml"/>
  <manifest:file-entry manifest:media-type="application/vnd.oasis.opendocument.formula" manifest:full-path="ObjBFA976B3/"/>
  <manifest:file-entry manifest:media-type="text/xml" manifest:full-path="ObjBFA976B5/content.xml"/>
  <manifest:file-entry manifest:media-type="text/xml" manifest:full-path="ObjBFA976B5/settings.xml"/>
  <manifest:file-entry manifest:media-type="application/vnd.oasis.opendocument.formula" manifest:full-path="ObjBFA976B5/"/>
  <manifest:file-entry manifest:media-type="text/xml" manifest:full-path="ObjBFA976B6/content.xml"/>
  <manifest:file-entry manifest:media-type="text/xml" manifest:full-path="ObjBFA976B6/settings.xml"/>
  <manifest:file-entry manifest:media-type="application/vnd.oasis.opendocument.formula" manifest:full-path="ObjBFA976B6/"/>
  <manifest:file-entry manifest:media-type="text/xml" manifest:full-path="ObjBFA976B7/content.xml"/>
  <manifest:file-entry manifest:media-type="text/xml" manifest:full-path="ObjBFA976B7/settings.xml"/>
  <manifest:file-entry manifest:media-type="application/vnd.oasis.opendocument.formula" manifest:full-path="ObjBFA976B7/"/>
  <manifest:file-entry manifest:media-type="" manifest:full-path="ObjBFB09C26/Configurations2/statusbar/"/>
  <manifest:file-entry manifest:media-type="" manifest:full-path="ObjBFB09C26/Configurations2/floater/"/>
  <manifest:file-entry manifest:media-type="" manifest:full-path="ObjBFB09C26/Configurations2/popupmenu/"/>
  <manifest:file-entry manifest:media-type="" manifest:full-path="ObjBFB09C26/Configurations2/progressbar/"/>
  <manifest:file-entry manifest:media-type="" manifest:full-path="ObjBFB09C26/Configurations2/menubar/"/>
  <manifest:file-entry manifest:media-type="" manifest:full-path="ObjBFB09C26/Configurations2/toolbar/"/>
  <manifest:file-entry manifest:media-type="" manifest:full-path="ObjBFB09C26/Configurations2/images/Bitmaps/"/>
  <manifest:file-entry manifest:media-type="" manifest:full-path="ObjBFB09C26/Configurations2/images/"/>
  <manifest:file-entry manifest:media-type="application/vnd.sun.xml.ui.configuration" manifest:full-path="ObjBFB09C26/Configurations2/"/>
  <manifest:file-entry manifest:media-type="text/xml" manifest:full-path="ObjBFB09C26/content.xml"/>
  <manifest:file-entry manifest:media-type="text/xml" manifest:full-path="ObjBFB09C26/settings.xml"/>
  <manifest:file-entry manifest:media-type="application/vnd.oasis.opendocument.formula" manifest:version="1.2" manifest:full-path="ObjBFB09C26/"/>
  <manifest:file-entry manifest:media-type="" manifest:full-path="ObjBFB09C2E/Configurations2/statusbar/"/>
  <manifest:file-entry manifest:media-type="" manifest:full-path="ObjBFB09C2E/Configurations2/floater/"/>
  <manifest:file-entry manifest:media-type="" manifest:full-path="ObjBFB09C2E/Configurations2/popupmenu/"/>
  <manifest:file-entry manifest:media-type="" manifest:full-path="ObjBFB09C2E/Configurations2/progressbar/"/>
  <manifest:file-entry manifest:media-type="" manifest:full-path="ObjBFB09C2E/Configurations2/menubar/"/>
  <manifest:file-entry manifest:media-type="" manifest:full-path="ObjBFB09C2E/Configurations2/toolbar/"/>
  <manifest:file-entry manifest:media-type="" manifest:full-path="ObjBFB09C2E/Configurations2/images/Bitmaps/"/>
  <manifest:file-entry manifest:media-type="" manifest:full-path="ObjBFB09C2E/Configurations2/images/"/>
  <manifest:file-entry manifest:media-type="application/vnd.sun.xml.ui.configuration" manifest:full-path="ObjBFB09C2E/Configurations2/"/>
  <manifest:file-entry manifest:media-type="text/xml" manifest:full-path="ObjBFB09C2E/content.xml"/>
  <manifest:file-entry manifest:media-type="text/xml" manifest:full-path="ObjBFB09C2E/settings.xml"/>
  <manifest:file-entry manifest:media-type="application/vnd.oasis.opendocument.formula" manifest:version="1.2" manifest:full-path="ObjBFB09C2E/"/>
  <manifest:file-entry manifest:media-type="application/binary" manifest:full-path="layout-cache"/>
  <manifest:file-entry manifest:media-type="" manifest:full-path="ObjBFB09C30/Configurations2/statusbar/"/>
  <manifest:file-entry manifest:media-type="" manifest:full-path="ObjBFB09C30/Configurations2/floater/"/>
  <manifest:file-entry manifest:media-type="" manifest:full-path="ObjBFB09C30/Configurations2/popupmenu/"/>
  <manifest:file-entry manifest:media-type="" manifest:full-path="ObjBFB09C30/Configurations2/progressbar/"/>
  <manifest:file-entry manifest:media-type="" manifest:full-path="ObjBFB09C30/Configurations2/menubar/"/>
  <manifest:file-entry manifest:media-type="" manifest:full-path="ObjBFB09C30/Configurations2/toolbar/"/>
  <manifest:file-entry manifest:media-type="" manifest:full-path="ObjBFB09C30/Configurations2/images/Bitmaps/"/>
  <manifest:file-entry manifest:media-type="" manifest:full-path="ObjBFB09C30/Configurations2/images/"/>
  <manifest:file-entry manifest:media-type="application/vnd.sun.xml.ui.configuration" manifest:full-path="ObjBFB09C30/Configurations2/"/>
  <manifest:file-entry manifest:media-type="text/xml" manifest:full-path="ObjBFB09C30/content.xml"/>
  <manifest:file-entry manifest:media-type="text/xml" manifest:full-path="ObjBFB09C30/settings.xml"/>
  <manifest:file-entry manifest:media-type="application/vnd.oasis.opendocument.formula" manifest:version="1.2" manifest:full-path="ObjBFB09C30/"/>
  <manifest:file-entry manifest:media-type="" manifest:full-path="ObjBF9AE1AF/Configurations2/statusbar/"/>
  <manifest:file-entry manifest:media-type="" manifest:full-path="ObjBF9AE1AF/Configurations2/accelerator/current.xml"/>
  <manifest:file-entry manifest:media-type="" manifest:full-path="ObjBF9AE1AF/Configurations2/accelerator/"/>
  <manifest:file-entry manifest:media-type="" manifest:full-path="ObjBF9AE1AF/Configurations2/floater/"/>
  <manifest:file-entry manifest:media-type="" manifest:full-path="ObjBF9AE1AF/Configurations2/popupmenu/"/>
  <manifest:file-entry manifest:media-type="" manifest:full-path="ObjBF9AE1AF/Configurations2/progressbar/"/>
  <manifest:file-entry manifest:media-type="" manifest:full-path="ObjBF9AE1AF/Configurations2/toolpanel/"/>
  <manifest:file-entry manifest:media-type="" manifest:full-path="ObjBF9AE1AF/Configurations2/menubar/"/>
  <manifest:file-entry manifest:media-type="" manifest:full-path="ObjBF9AE1AF/Configurations2/toolbar/"/>
  <manifest:file-entry manifest:media-type="" manifest:full-path="ObjBF9AE1AF/Configurations2/images/Bitmaps/"/>
  <manifest:file-entry manifest:media-type="" manifest:full-path="ObjBF9AE1AF/Configurations2/images/"/>
  <manifest:file-entry manifest:media-type="application/vnd.sun.xml.ui.configuration" manifest:full-path="ObjBF9AE1AF/Configurations2/"/>
  <manifest:file-entry manifest:media-type="text/xml" manifest:full-path="ObjBF9AE1AF/content.xml"/>
  <manifest:file-entry manifest:media-type="text/xml" manifest:full-path="ObjBF9AE1AF/settings.xml"/>
  <manifest:file-entry manifest:media-type="application/vnd.oasis.opendocument.formula" manifest:version="1.2" manifest:full-path="ObjBF9AE1AF/"/>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BFA976B1"/>
  <manifest:file-entry manifest:media-type="application/x-openoffice-gdimetafile;windows_formatname=&quot;GDIMetaFile&quot;" manifest:full-path="ObjectReplacements/ObjBFA976B3"/>
  <manifest:file-entry manifest:media-type="application/x-openoffice-gdimetafile;windows_formatname=&quot;GDIMetaFile&quot;" manifest:full-path="ObjectReplacements/ObjBFA976B5"/>
  <manifest:file-entry manifest:media-type="application/x-openoffice-gdimetafile;windows_formatname=&quot;GDIMetaFile&quot;" manifest:full-path="ObjectReplacements/ObjBFA976B6"/>
  <manifest:file-entry manifest:media-type="application/x-openoffice-gdimetafile;windows_formatname=&quot;GDIMetaFile&quot;" manifest:full-path="ObjectReplacements/ObjBFA976B7"/>
  <manifest:file-entry manifest:media-type="application/x-openoffice-gdimetafile;windows_formatname=&quot;GDIMetaFile&quot;" manifest:full-path="ObjectReplacements/ObjBFB09C26"/>
  <manifest:file-entry manifest:media-type="application/x-openoffice-gdimetafile;windows_formatname=&quot;GDIMetaFile&quot;" manifest:full-path="ObjectReplacements/ObjBFB09C2E"/>
  <manifest:file-entry manifest:media-type="application/x-openoffice-gdimetafile;windows_formatname=&quot;GDIMetaFile&quot;" manifest:full-path="ObjectReplacements/ObjBFB09C30"/>
  <manifest:file-entry manifest:media-type="application/x-openoffice-gdimetafile;windows_formatname=&quot;GDIMetaFile&quot;" manifest:full-path="ObjectReplacements/ObjBF9AE1AF"/>
  <manifest:file-entry manifest:media-type="application/x-openoffice-gdimetafile;windows_formatname=&quot;GDIMetaFile&quot;" manifest:full-path="ObjectReplacements/ObjBF9A0F0C"/>
  <manifest:file-entry manifest:media-type="application/x-openoffice-gdimetafile;windows_formatname=&quot;GDIMetaFile&quot;" manifest:full-path="ObjectReplacements/ObjBF9A0F0D"/>
  <manifest:file-entry manifest:media-type="application/x-openoffice-gdimetafile;windows_formatname=&quot;GDIMetaFile&quot;" manifest:full-path="ObjectReplacements/ObjBF9A0F0E"/>
  <manifest:file-entry manifest:media-type="application/x-openoffice-gdimetafile;windows_formatname=&quot;GDIMetaFile&quot;" manifest:full-path="ObjectReplacements/ObjBF9A0F0F"/>
  <manifest:file-entry manifest:media-type="application/x-openoffice-gdimetafile;windows_formatname=&quot;GDIMetaFile&quot;" manifest:full-path="ObjectReplacements/Object 10"/>
  <manifest:file-entry manifest:media-type=""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 manifest:full-path="ObjectReplacements/Object 14"/>
  <manifest:file-entry manifest:media-type=""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 manifest:full-path="ObjectReplacements/Object 19"/>
  <manifest:file-entry manifest:media-type="application/x-openoffice-gdimetafile;windows_formatname=&quot;GDIMetaFile&quot;" manifest:full-path="ObjectReplacements/ObjBF9A0F11"/>
  <manifest:file-entry manifest:media-type="application/x-openoffice-gdimetafile;windows_formatname=&quot;GDIMetaFile&quot;" manifest:full-path="ObjectReplacements/ObjBF9A0F13"/>
  <manifest:file-entry manifest:media-type="application/x-openoffice-gdimetafile;windows_formatname=&quot;GDIMetaFile&quot;" manifest:full-path="ObjectReplacements/ObjBF9A0F15"/>
  <manifest:file-entry manifest:media-type="" manifest:full-path="ObjectReplacements/Object 20"/>
  <manifest:file-entry manifest:media-type="" manifest:full-path="ObjectReplacements/Object 21"/>
  <manifest:file-entry manifest:media-type="" manifest:full-path="ObjectReplacements/Object 22"/>
  <manifest:file-entry manifest:media-type="" manifest:full-path="ObjectReplacements/Object 23"/>
  <manifest:file-entry manifest:media-type="application/x-openoffice-gdimetafile;windows_formatname=&quot;GDIMetaFile&quot;" manifest:full-path="ObjectReplacements/Object 24"/>
  <manifest:file-entry manifest:media-type="" manifest:full-path="ObjectReplacements/Object 25"/>
  <manifest:file-entry manifest:media-type="" manifest:full-path="ObjectReplacements/Object 26"/>
  <manifest:file-entry manifest:media-type=""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Object 30"/>
  <manifest:file-entry manifest:media-type="application/x-openoffice-gdimetafile;windows_formatname=&quot;GDIMetaFile&quot;" manifest:full-path="ObjectReplacements/Object 31"/>
  <manifest:file-entry manifest:media-type="" manifest:full-path="ObjectReplacements/Object 32"/>
  <manifest:file-entry manifest:media-type="" manifest:full-path="ObjectReplacements/Object 33"/>
  <manifest:file-entry manifest:media-type="" manifest:full-path="ObjectReplacements/Object 34"/>
  <manifest:file-entry manifest:media-type="" manifest:full-path="ObjectReplacements/"/>
  <manifest:file-entry manifest:media-type="text/xml" manifest:full-path="ObjBF9A0F0C/content.xml"/>
  <manifest:file-entry manifest:media-type="text/xml" manifest:full-path="ObjBF9A0F0C/settings.xml"/>
  <manifest:file-entry manifest:media-type="application/vnd.oasis.opendocument.formula" manifest:full-path="ObjBF9A0F0C/"/>
  <manifest:file-entry manifest:media-type="text/xml" manifest:full-path="ObjBF9A0F0D/content.xml"/>
  <manifest:file-entry manifest:media-type="text/xml" manifest:full-path="ObjBF9A0F0D/settings.xml"/>
  <manifest:file-entry manifest:media-type="application/vnd.oasis.opendocument.formula" manifest:full-path="ObjBF9A0F0D/"/>
  <manifest:file-entry manifest:media-type="text/xml" manifest:full-path="ObjBF9A0F0E/content.xml"/>
  <manifest:file-entry manifest:media-type="text/xml" manifest:full-path="ObjBF9A0F0E/settings.xml"/>
  <manifest:file-entry manifest:media-type="application/vnd.oasis.opendocument.formula" manifest:full-path="ObjBF9A0F0E/"/>
  <manifest:file-entry manifest:media-type="text/xml" manifest:full-path="ObjBF9A0F0F/content.xml"/>
  <manifest:file-entry manifest:media-type="text/xml" manifest:full-path="ObjBF9A0F0F/settings.xml"/>
  <manifest:file-entry manifest:media-type="application/vnd.oasis.opendocument.formula" manifest:full-path="ObjBF9A0F0F/"/>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BF9A0F11/Configurations2/statusbar/"/>
  <manifest:file-entry manifest:media-type="" manifest:full-path="ObjBF9A0F11/Configurations2/accelerator/current.xml"/>
  <manifest:file-entry manifest:media-type="" manifest:full-path="ObjBF9A0F11/Configurations2/accelerator/"/>
  <manifest:file-entry manifest:media-type="" manifest:full-path="ObjBF9A0F11/Configurations2/floater/"/>
  <manifest:file-entry manifest:media-type="" manifest:full-path="ObjBF9A0F11/Configurations2/popupmenu/"/>
  <manifest:file-entry manifest:media-type="" manifest:full-path="ObjBF9A0F11/Configurations2/progressbar/"/>
  <manifest:file-entry manifest:media-type="" manifest:full-path="ObjBF9A0F11/Configurations2/toolpanel/"/>
  <manifest:file-entry manifest:media-type="" manifest:full-path="ObjBF9A0F11/Configurations2/menubar/"/>
  <manifest:file-entry manifest:media-type="" manifest:full-path="ObjBF9A0F11/Configurations2/toolbar/"/>
  <manifest:file-entry manifest:media-type="" manifest:full-path="ObjBF9A0F11/Configurations2/images/Bitmaps/"/>
  <manifest:file-entry manifest:media-type="" manifest:full-path="ObjBF9A0F11/Configurations2/images/"/>
  <manifest:file-entry manifest:media-type="application/vnd.sun.xml.ui.configuration" manifest:full-path="ObjBF9A0F11/Configurations2/"/>
  <manifest:file-entry manifest:media-type="text/xml" manifest:full-path="ObjBF9A0F11/content.xml"/>
  <manifest:file-entry manifest:media-type="text/xml" manifest:full-path="ObjBF9A0F11/settings.xml"/>
  <manifest:file-entry manifest:media-type="application/vnd.oasis.opendocument.formula" manifest:version="1.2" manifest:full-path="ObjBF9A0F11/"/>
  <manifest:file-entry manifest:media-type="" manifest:full-path="ObjBF9A0F13/Configurations2/statusbar/"/>
  <manifest:file-entry manifest:media-type="" manifest:full-path="ObjBF9A0F13/Configurations2/accelerator/current.xml"/>
  <manifest:file-entry manifest:media-type="" manifest:full-path="ObjBF9A0F13/Configurations2/accelerator/"/>
  <manifest:file-entry manifest:media-type="" manifest:full-path="ObjBF9A0F13/Configurations2/floater/"/>
  <manifest:file-entry manifest:media-type="" manifest:full-path="ObjBF9A0F13/Configurations2/popupmenu/"/>
  <manifest:file-entry manifest:media-type="" manifest:full-path="ObjBF9A0F13/Configurations2/progressbar/"/>
  <manifest:file-entry manifest:media-type="" manifest:full-path="ObjBF9A0F13/Configurations2/toolpanel/"/>
  <manifest:file-entry manifest:media-type="" manifest:full-path="ObjBF9A0F13/Configurations2/menubar/"/>
  <manifest:file-entry manifest:media-type="" manifest:full-path="ObjBF9A0F13/Configurations2/toolbar/"/>
  <manifest:file-entry manifest:media-type="" manifest:full-path="ObjBF9A0F13/Configurations2/images/Bitmaps/"/>
  <manifest:file-entry manifest:media-type="" manifest:full-path="ObjBF9A0F13/Configurations2/images/"/>
  <manifest:file-entry manifest:media-type="application/vnd.sun.xml.ui.configuration" manifest:full-path="ObjBF9A0F13/Configurations2/"/>
  <manifest:file-entry manifest:media-type="text/xml" manifest:full-path="ObjBF9A0F13/content.xml"/>
  <manifest:file-entry manifest:media-type="text/xml" manifest:full-path="ObjBF9A0F13/settings.xml"/>
  <manifest:file-entry manifest:media-type="application/vnd.oasis.opendocument.formula" manifest:version="1.2" manifest:full-path="ObjBF9A0F13/"/>
  <manifest:file-entry manifest:media-type="" manifest:full-path="ObjBF9A0F15/Configurations2/statusbar/"/>
  <manifest:file-entry manifest:media-type="" manifest:full-path="ObjBF9A0F15/Configurations2/accelerator/current.xml"/>
  <manifest:file-entry manifest:media-type="" manifest:full-path="ObjBF9A0F15/Configurations2/accelerator/"/>
  <manifest:file-entry manifest:media-type="" manifest:full-path="ObjBF9A0F15/Configurations2/floater/"/>
  <manifest:file-entry manifest:media-type="" manifest:full-path="ObjBF9A0F15/Configurations2/popupmenu/"/>
  <manifest:file-entry manifest:media-type="" manifest:full-path="ObjBF9A0F15/Configurations2/progressbar/"/>
  <manifest:file-entry manifest:media-type="" manifest:full-path="ObjBF9A0F15/Configurations2/toolpanel/"/>
  <manifest:file-entry manifest:media-type="" manifest:full-path="ObjBF9A0F15/Configurations2/menubar/"/>
  <manifest:file-entry manifest:media-type="" manifest:full-path="ObjBF9A0F15/Configurations2/toolbar/"/>
  <manifest:file-entry manifest:media-type="" manifest:full-path="ObjBF9A0F15/Configurations2/images/Bitmaps/"/>
  <manifest:file-entry manifest:media-type="" manifest:full-path="ObjBF9A0F15/Configurations2/images/"/>
  <manifest:file-entry manifest:media-type="application/vnd.sun.xml.ui.configuration" manifest:full-path="ObjBF9A0F15/Configurations2/"/>
  <manifest:file-entry manifest:media-type="text/xml" manifest:full-path="ObjBF9A0F15/content.xml"/>
  <manifest:file-entry manifest:media-type="text/xml" manifest:full-path="ObjBF9A0F15/settings.xml"/>
  <manifest:file-entry manifest:media-type="application/vnd.oasis.opendocument.formula" manifest:version="1.2" manifest:full-path="ObjBF9A0F15/"/>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tyles.xml"/>
  <manifest:file-entry manifest:media-type="text/xml" manifest:full-path="Object 31/settings.xml"/>
  <manifest:file-entry manifest:media-type="application/vnd.oasis.opendocument.graphics" manifest:version="1.2" manifest:full-path="Object 31/"/>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adornments="Roman" style:font-family-generic="swiss"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Standard">
      <style:paragraph-properties fo:margin-left="0.4925in" fo:margin-right="0in" fo:text-indent="0in" style:auto-text-indent="false"/>
    </style:style>
    <style:style style:name="P3" style:family="paragraph" style:parent-style-name="Text_20_body">
      <style:paragraph-properties fo:margin-left="0.9846in" fo:margin-right="0in" fo:text-indent="0in" style:auto-text-indent="false"/>
    </style:style>
    <style:style style:name="P4" style:family="paragraph" style:parent-style-name="Text_20_body">
      <style:text-properties fo:font-weight="bold" style:font-weight-asian="bold" style:font-weight-complex="bold"/>
    </style:style>
    <style:style style:name="P5" style:family="paragraph" style:parent-style-name="Heading_20_1" style:list-style-name="">
      <style:paragraph-properties fo:text-align="start" style:justify-single-word="false"/>
    </style:style>
    <style:style style:name="P6"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fo:margin-left="0in" fo:margin-right="0in" style:wrap="parallel" style:number-wrapped-paragraphs="no-limit" style:wrap-contour="false" style:vertical-pos="middle" style:vertical-rel="text"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OLE">
      <style:graphic-properties style:run-through="background" style:wrap="run-through" style:number-wrapped-paragraphs="no-limit" style:vertical-pos="from-top" style:vertical-rel="paragraph" style:horizontal-pos="from-left" style:horizontal-rel="paragraph" draw:ole-draw-aspect="1"/>
    </style:style>
    <style:style style:name="fr4" style:family="graphic" style:parent-style-name="Formula">
      <style:graphic-properties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Perspective</text:p>
      <text:h text:style-name="Heading_20_1" text:outline-level="1">Perspective requires a division</text:h>
      <text:p text:style-name="Text_20_body">The perspective projection of a point (x,y,z) onto a viewplane z=1</text:p>
      <text:p text:style-name="Text_20_body">By similar triangles: <text:s/><draw:frame draw:style-name="fr1" draw:name="Object2" text:anchor-type="as-char" svg:width="1.4799in" svg:height="0.1902in" draw:z-index="3"><draw:object xlink:href="./Object 2" xlink:type="simple" xlink:show="embed" xlink:actuate="onLoad"/><draw:image xlink:href="./ObjectReplacements/Object 2" xlink:type="simple" xlink:show="embed" xlink:actuate="onLoad"/></draw:frame></text:p>
      <text:p text:style-name="Text_20_body">But we don't want z/z to lose all depth information</text:p>
      <text:h text:style-name="Heading_20_1" text:outline-level="1">Homogeneous coordinates</text:h>
      <text:p text:style-name="Text_20_body">Use <text:s/>4D points (x,y,z,w) to represent 3D points like this</text:p>
      <text:p text:style-name="Text_20_body"><draw:frame draw:style-name="fr2" draw:name="Object1" text:anchor-type="as-char" svg:width="3.2181in" svg:height="0.1902in" draw:z-index="4"><draw:object xlink:href="./Object 1" xlink:type="simple" xlink:show="embed" xlink:actuate="onLoad"/><draw:image xlink:href="./ObjectReplacements/Object 1" xlink:type="simple" xlink:show="embed" xlink:actuate="onLoad"/></draw:frame></text:p>
      <text:p text:style-name="Text_20_body">For non-zero scalars:</text:p>
      <text:p text:style-name="Text_20_body"><draw:frame draw:style-name="fr2" draw:name="Object3" text:anchor-type="as-char" svg:width="4.4701in" svg:height="0.1902in" draw:z-index="5"><draw:object xlink:href="./Object 3" xlink:type="simple" xlink:show="embed" xlink:actuate="onLoad"/><draw:image xlink:href="./ObjectReplacements/Object 3" xlink:type="simple" xlink:show="embed" xlink:actuate="onLoad"/></draw:frame></text:p>
      <text:p text:style-name="Text_20_body">We can interpret w=0 as:</text:p>
      <text:p text:style-name="Text_20_body"><text:tab/>points at infinity., or</text:p>
      <text:p text:style-name="Text_20_body"><text:tab/>vectors (directions)</text:p>
      <text:p text:style-name="Text_20_body">We can rig <draw:frame draw:style-name="fr1" draw:name="Object5" text:anchor-type="as-char" svg:width="0.1764in" svg:height="0.1535in" draw:z-index="6"><draw:object xlink:href="./Object 5" xlink:type="simple" xlink:show="embed" xlink:actuate="onLoad"/><draw:image xlink:href="./ObjectReplacements/Object 5" xlink:type="simple" xlink:show="embed" xlink:actuate="onLoad"/></draw:frame> to contain a useful quantity for perspective</text:p>
      <text:h text:style-name="Heading_20_1" text:outline-level="1">Perspective projection transformation</text:h>
      <text:p text:style-name="P1">View frustum is specified by</text:p>
      <text:p text:style-name="P3"><draw:frame draw:style-name="fr4" draw:name="Object54" text:anchor-type="as-char" svg:width="0.1854in" svg:height="0.1752in" draw:z-index="49"><draw:object xlink:href="./Object 34" xlink:type="simple" xlink:show="embed" xlink:actuate="onLoad"/><draw:image xlink:href="./ObjectReplacements/Object 34" xlink:type="simple" xlink:show="embed" xlink:actuate="onLoad"/></draw:frame>: half width to viewing distance ratio</text:p>
      <text:p text:style-name="P3"><draw:frame draw:style-name="fr4" draw:name="Object53" text:anchor-type="as-char" svg:width="0.1925in" svg:height="0.1752in" draw:z-index="48"><draw:object xlink:href="./Object 33" xlink:type="simple" xlink:show="embed" xlink:actuate="onLoad"/><draw:image xlink:href="./ObjectReplacements/Object 33" xlink:type="simple" xlink:show="embed" xlink:actuate="onLoad"/></draw:frame>: half height to viewing distance ratio</text:p>
      <text:p text:style-name="P3"><draw:frame draw:style-name="fr4" draw:name="Object51" text:anchor-type="as-char" svg:width="0.1244in" svg:height="0.1535in" draw:z-index="47"><draw:object xlink:href="./Object 32" xlink:type="simple" xlink:show="embed" xlink:actuate="onLoad"/><draw:image xlink:href="./ObjectReplacements/Object 32" xlink:type="simple" xlink:show="embed" xlink:actuate="onLoad"/></draw:frame>: distance to view plane</text:p>
      <text:p text:style-name="P3"><draw:frame draw:style-name="fr4" draw:name="Object50" text:anchor-type="as-char" svg:width="0.1516in" svg:height="0.1535in" draw:z-index="46"><draw:object xlink:href="./Object 30" xlink:type="simple" xlink:show="embed" xlink:actuate="onLoad"/><draw:image xlink:href="./ObjectReplacements/Object 30" xlink:type="simple" xlink:show="embed" xlink:actuate="onLoad"/></draw:frame>: distance to far plane</text:p>
      <text:p text:style-name="P1">Projection matrix:</text:p>
      <text:p text:style-name="P3"><draw:frame draw:style-name="fr2" draw:name="Object15" text:anchor-type="as-char" svg:width="1.9807in" svg:height="1.711in" draw:z-index="7"><draw:object xlink:href="./ObjBF9AE1AF" xlink:type="simple" xlink:show="embed" xlink:actuate="onLoad"/><draw:image xlink:href="./ObjectReplacements/ObjBF9AE1AF" xlink:type="simple" xlink:show="embed" xlink:actuate="onLoad"/></draw:frame></text:p>
      <text:h text:style-name="Heading_20_1" text:outline-level="1">Some View Frustum calculations:</text:h>
      <text:p text:style-name="P1">Corners and edges</text:p>
      <text:p text:style-name="P3">Front corners are <draw:frame draw:style-name="fr2" draw:name="Object27" text:anchor-type="as-char" svg:width="1.1583in" svg:height="0.1902in" draw:z-index="8"><draw:object xlink:href="./ObjBF9A0F0D" xlink:type="simple" xlink:show="embed" xlink:actuate="onLoad"/><draw:image xlink:href="./ObjectReplacements/ObjBF9A0F0D" xlink:type="simple" xlink:show="embed" xlink:actuate="onLoad"/></draw:frame>, </text:p>
      <text:p text:style-name="P3">Corners at z depth are <draw:frame draw:style-name="fr2" draw:name="Object26" text:anchor-type="as-char" svg:width="2.1126in" svg:height="0.1902in" draw:z-index="9"><draw:object xlink:href="./ObjBF9A0F0C" xlink:type="simple" xlink:show="embed" xlink:actuate="onLoad"/><draw:image xlink:href="./ObjectReplacements/ObjBF9A0F0C" xlink:type="simple" xlink:show="embed" xlink:actuate="onLoad"/></draw:frame></text:p>
      <text:p text:style-name="P3">Transform to <draw:frame draw:style-name="fr2" draw:name="Object28" text:anchor-type="as-char" svg:width="2.6925in" svg:height="0.1902in" draw:z-index="10"><draw:object xlink:href="./ObjBF9A0F0E" xlink:type="simple" xlink:show="embed" xlink:actuate="onLoad"/><draw:image xlink:href="./ObjectReplacements/ObjBF9A0F0E" xlink:type="simple" xlink:show="embed" xlink:actuate="onLoad"/></draw:frame></text:p>
      <text:p text:style-name="P1">Points on z axis, different depths:</text:p>
      <text:p text:style-name="P3"><draw:frame draw:style-name="fr2" draw:name="Object29" text:anchor-type="as-char" svg:width="2.9425in" svg:height="0.2154in" draw:z-index="11"><draw:object xlink:href="./ObjBF9A0F0F" xlink:type="simple" xlink:show="embed" xlink:actuate="onLoad"/><draw:image xlink:href="./ObjectReplacements/ObjBF9A0F0F" xlink:type="simple" xlink:show="embed" xlink:actuate="onLoad"/></draw:frame> (Eye goes to -infinity on z axis)</text:p>
      <text:p text:style-name="P3"><draw:frame draw:style-name="fr2" draw:name="Object30" text:anchor-type="as-char" svg:width="3.0008in" svg:height="0.2236in" draw:z-index="12"><draw:object xlink:href="./ObjBF9A0F11" xlink:type="simple" xlink:show="embed" xlink:actuate="onLoad"/><draw:image xlink:href="./ObjectReplacements/ObjBF9A0F11" xlink:type="simple" xlink:show="embed" xlink:actuate="onLoad"/></draw:frame> (Front CP goes to 0)</text:p>
      <text:p text:style-name="P3"><draw:frame draw:style-name="fr2" draw:name="Object31" text:anchor-type="as-char" svg:width="3.0874in" svg:height="0.2236in" draw:z-index="13"><draw:object xlink:href="./ObjBF9A0F13" xlink:type="simple" xlink:show="embed" xlink:actuate="onLoad"/><draw:image xlink:href="./ObjectReplacements/ObjBF9A0F13" xlink:type="simple" xlink:show="embed" xlink:actuate="onLoad"/></draw:frame> (Back CP goes to 1)</text:p>
      <text:p text:style-name="P3"><draw:frame draw:style-name="fr2" draw:name="Object32" text:anchor-type="as-char" svg:width="3.9047in" svg:height="0.2236in" draw:z-index="14"><draw:object xlink:href="./ObjBF9A0F15" xlink:type="simple" xlink:show="embed" xlink:actuate="onLoad"/><draw:image xlink:href="./ObjectReplacements/ObjBF9A0F15" xlink:type="simple" xlink:show="embed" xlink:actuate="onLoad"/></draw:frame> (Infinity to vanishing point)</text:p>
      <text:p text:style-name="P3"/>
      <text:h text:style-name="P5" text:outline-level="1"/>
      <text:h text:style-name="P6" text:outline-level="1"><draw:frame draw:style-name="fr3" draw:name="Object49" text:anchor-type="paragraph" svg:x="5.0047in" svg:y="0.1374in" svg:width="2.9902in" svg:height="3.2508in" draw:z-index="2"><draw:object xlink:href="./Object 31" xlink:type="simple" xlink:show="embed" xlink:actuate="onLoad"/><draw:image xlink:href="./ObjectReplacements/Object 31" xlink:type="simple" xlink:show="embed" xlink:actuate="onLoad"/><svg:desc>OLE-object</svg:desc></draw:frame>Perspective Transformation's effect on depth values</text:h>
      <text:p text:style-name="Text_20_body">Eye → -infinity on z axis</text:p>
      <text:p text:style-name="Text_20_body">Eye:front → -infinity:0</text:p>
      <text:p text:style-name="Text_20_body">front:back → 0:1</text:p>
      <text:p text:style-name="Text_20_body">back:infinity → 1:some z</text:p>
      <text:p text:style-name="Text_20_body">-infinity:eye → some z : infinity</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
      <text:h text:style-name="Heading_20_1" text:outline-level="1">Homogeneous coordinate facts</text:h>
      <text:p text:style-name="Text_20_body"><draw:frame draw:style-name="fr2" draw:name="Object7" text:anchor-type="as-char" svg:width="0.8437in" svg:height="0.1902in" draw:z-index="18"><draw:object xlink:href="./Object 7" xlink:type="simple" xlink:show="embed" xlink:actuate="onLoad"/><draw:image xlink:href="./ObjectReplacements/Object 7" xlink:type="simple" xlink:show="embed" xlink:actuate="onLoad"/><svg:desc>formula</svg:desc></draw:frame>when <draw:frame draw:style-name="fr2" draw:name="Object6" text:anchor-type="as-char" svg:width="0.428in" svg:height="0.1846in" draw:z-index="19"><draw:object xlink:href="./Object 8" xlink:type="simple" xlink:show="embed" xlink:actuate="onLoad"/><draw:image xlink:href="./ObjectReplacements/Object 8" xlink:type="simple" xlink:show="embed" xlink:actuate="onLoad"/><svg:desc>formula</svg:desc></draw:frame> is a “finite” point</text:p>
      <text:p text:style-name="Text_20_body"><text:tab/>Homogeneous division gives the associated 3D point: <draw:frame draw:style-name="fr2" draw:name="Object8" text:anchor-type="as-char" svg:width="2.1673in" svg:height="0.1902in" draw:z-index="35"><draw:object xlink:href="./Object 9" xlink:type="simple" xlink:show="embed" xlink:actuate="onLoad"/><draw:image xlink:href="./ObjectReplacements/Object 9" xlink:type="simple" xlink:show="embed" xlink:actuate="onLoad"/><svg:desc>formula</svg:desc></draw:frame></text:p>
      <text:p text:style-name="Text_20_body"><draw:frame draw:style-name="fr2" draw:name="Object9" text:anchor-type="as-char" svg:width="0.8102in" svg:height="0.1902in" draw:z-index="36"><draw:object xlink:href="./Object 10" xlink:type="simple" xlink:show="embed" xlink:actuate="onLoad"/><draw:image xlink:href="./ObjectReplacements/Object 10" xlink:type="simple" xlink:show="embed" xlink:actuate="onLoad"/><svg:desc>formula</svg:desc></draw:frame> has multiple related interpretations:</text:p>
      <text:p text:style-name="Text_20_body"><text:tab/>vector <draw:frame draw:style-name="fr2" draw:name="Object17" text:anchor-type="as-char" svg:width="0.6425in" svg:height="0.1902in" draw:z-index="37"><draw:object xlink:href="./Object 11" xlink:type="simple" xlink:show="embed" xlink:actuate="onLoad"/><draw:image xlink:href="./ObjectReplacements/Object 11" xlink:type="simple" xlink:show="embed" xlink:actuate="onLoad"/><svg:desc>formula</svg:desc></draw:frame></text:p>
      <text:p text:style-name="Text_20_body"><text:tab/>point at <draw:frame draw:style-name="fr2" draw:name="Object10" text:anchor-type="as-char" svg:width="0.2063in" svg:height="0.1846in" draw:z-index="38"><draw:object xlink:href="./Object 12" xlink:type="simple" xlink:show="embed" xlink:actuate="onLoad"/><draw:image xlink:href="./ObjectReplacements/Object 12" xlink:type="simple" xlink:show="embed" xlink:actuate="onLoad"/><svg:desc>formula</svg:desc></draw:frame> in direction <draw:frame draw:style-name="fr2" draw:name="Object16" text:anchor-type="as-char" svg:width="0.6425in" svg:height="0.1902in" draw:z-index="39"><draw:object xlink:href="./Object 13" xlink:type="simple" xlink:show="embed" xlink:actuate="onLoad"/><draw:image xlink:href="./ObjectReplacements/Object 13" xlink:type="simple" xlink:show="embed" xlink:actuate="onLoad"/><svg:desc>formula</svg:desc></draw:frame></text:p>
      <text:p text:style-name="Text_20_body"><text:tab/>intersection of parallel lines in direction <draw:frame draw:style-name="fr2" draw:name="Object18" text:anchor-type="as-char" svg:width="0.6425in" svg:height="0.1902in" draw:z-index="40"><draw:object xlink:href="./Object 14" xlink:type="simple" xlink:show="embed" xlink:actuate="onLoad"/><draw:image xlink:href="./ObjectReplacements/Object 14" xlink:type="simple" xlink:show="embed" xlink:actuate="onLoad"/><svg:desc>formula</svg:desc></draw:frame></text:p>
      <text:p text:style-name="Text_20_body"><text:tab/>vanishing point in direction <draw:frame draw:style-name="fr2" draw:name="Object19" text:anchor-type="as-char" svg:width="0.6425in" svg:height="0.1902in" draw:z-index="41"><draw:object xlink:href="./Object 15" xlink:type="simple" xlink:show="embed" xlink:actuate="onLoad"/><draw:image xlink:href="./ObjectReplacements/Object 15" xlink:type="simple" xlink:show="embed" xlink:actuate="onLoad"/><svg:desc>formula</svg:desc></draw:frame></text:p>
      <text:p text:style-name="Text_20_body">These facts can be seen by trying:</text:p>
      <text:p text:style-name="Text_20_body"><text:tab/>Translate <text:s/><draw:frame draw:style-name="fr2" draw:name="Object20" text:anchor-type="as-char" svg:width="0.8437in" svg:height="0.1902in" draw:z-index="42"><draw:object xlink:href="./Object 16" xlink:type="simple" xlink:show="embed" xlink:actuate="onLoad"/><draw:image xlink:href="./ObjectReplacements/Object 16" xlink:type="simple" xlink:show="embed" xlink:actuate="onLoad"/><svg:desc>formula</svg:desc></draw:frame> for both <draw:frame draw:style-name="fr2" draw:name="Object21" text:anchor-type="as-char" svg:width="0.4311in" svg:height="0.1846in" draw:z-index="43"><draw:object xlink:href="./Object 17" xlink:type="simple" xlink:show="embed" xlink:actuate="onLoad"/><draw:image xlink:href="./ObjectReplacements/Object 17" xlink:type="simple" xlink:show="embed" xlink:actuate="onLoad"/><svg:desc>formula</svg:desc></draw:frame>and <draw:frame draw:style-name="fr2" draw:name="Object22" text:anchor-type="as-char" svg:width="0.4311in" svg:height="0.1846in" draw:z-index="44"><draw:object xlink:href="./Object 18" xlink:type="simple" xlink:show="embed" xlink:actuate="onLoad"/><draw:image xlink:href="./ObjectReplacements/Object 18" xlink:type="simple" xlink:show="embed" xlink:actuate="onLoad"/><svg:desc>formula</svg:desc></draw:frame></text:p>
      <text:p text:style-name="Text_20_body"><text:tab/>Consider <draw:frame draw:style-name="fr2" draw:name="Object23" text:anchor-type="as-char" svg:width="1.1098in" svg:height="0.2953in" draw:z-index="45"><draw:object xlink:href="./Object 6" xlink:type="simple" xlink:show="embed" xlink:actuate="onLoad"/><draw:image xlink:href="./ObjectReplacements/Object 6" xlink:type="simple" xlink:show="embed" xlink:actuate="onLoad"/></draw:frame></text:p>
      <text:h text:style-name="Heading_20_1" text:outline-level="1"/>
      <text:h text:style-name="Heading_20_1" text:outline-level="1">Some notes about Projection coordinate systems</text:h>
      <text:p text:style-name="Text_20_body">In truth, this C.S. is most useful <text:span text:style-name="T1">before</text:span><text:span text:style-name="T2"> the homogeneous division.</text:span></text:p>
      <text:p text:style-name="Text_20_body"><text:span text:style-name="T2">That is given a point (x,y,z,w)</text:span> we have stated the bounds of Projection space as</text:p>
      <text:p text:style-name="P1"><draw:frame draw:style-name="fr2" draw:name="Object44" text:anchor-type="as-char" svg:width="0.9752in" svg:height="1.2319in" draw:z-index="0"><draw:object xlink:href="./ObjBFA976B1" xlink:type="simple" xlink:show="embed" xlink:actuate="onLoad"/><draw:image xlink:href="./ObjectReplacements/ObjBFA976B1" xlink:type="simple" xlink:show="embed" xlink:actuate="onLoad"/></draw:frame></text:p>
      <text:p text:style-name="Text_20_body">but consider that (-x,-y,-z,-w) also satisfies these bounds.</text:p>
      <text:p text:style-name="P4">The division by w loses (sign) info! <text:s/>We can't allow that!</text:p>
      <text:p text:style-name="Text_20_body">This works:</text:p>
      <text:p text:style-name="P1"><draw:frame draw:style-name="fr2" draw:name="Object45" text:anchor-type="as-char" svg:width="1.0043in" svg:height="0.5866in" draw:z-index="1"><draw:object xlink:href="./ObjBFA976B3" xlink:type="simple" xlink:show="embed" xlink:actuate="onLoad"/><draw:image xlink:href="./ObjectReplacements/ObjBFA976B3" xlink:type="simple" xlink:show="embed" xlink:actuate="onLoad"/></draw:frame></text:p>
      <text:p text:style-name="Text_20_body"/>
      <text:h text:style-name="P6" text:outline-level="1">Eye position and plane</text:h>
      <text:p text:style-name="Text_20_body"><draw:frame draw:style-name="fr2" draw:name="Object34" text:anchor-type="as-char" svg:width="0.1909in" svg:height="0.1846in" draw:z-index="20"><draw:object xlink:href="./Object 20" xlink:type="simple" xlink:show="embed" xlink:actuate="onLoad"/><draw:image xlink:href="./ObjectReplacements/Object 20" xlink:type="simple" xlink:show="embed" xlink:actuate="onLoad"/></draw:frame> is perspective matrix, <draw:frame draw:style-name="fr2" draw:name="Object35" text:anchor-type="as-char" svg:width="0.2291in" svg:height="0.1846in" draw:z-index="21"><draw:object xlink:href="./Object 21" xlink:type="simple" xlink:show="embed" xlink:actuate="onLoad"/><draw:image xlink:href="./ObjectReplacements/Object 21" xlink:type="simple" xlink:show="embed" xlink:actuate="onLoad"/></draw:frame> is any viewing matrix</text:p>
      <text:p text:style-name="Text_20_body"><text:tab/><draw:frame draw:style-name="fr2" draw:name="Object4" text:anchor-type="as-char" svg:width="0.2291in" svg:height="0.1846in" draw:z-index="22"><draw:object xlink:href="./Object 4" xlink:type="simple" xlink:show="embed" xlink:actuate="onLoad"/><draw:image xlink:href="./ObjectReplacements/Object 4" xlink:type="simple" xlink:show="embed" xlink:actuate="onLoad"/></draw:frame>: maps world → eye coordinate systems</text:p>
      <text:p text:style-name="Text_20_body"><text:tab/><draw:frame draw:style-name="fr2" draw:name="Object24" text:anchor-type="as-char" svg:width="0.1909in" svg:height="0.1846in" draw:z-index="23"><draw:object xlink:href="./Object 19" xlink:type="simple" xlink:show="embed" xlink:actuate="onLoad"/><draw:image xlink:href="./ObjectReplacements/Object 19" xlink:type="simple" xlink:show="embed" xlink:actuate="onLoad"/></draw:frame>: maps eye → projection coordinate systems</text:p>
      <text:p text:style-name="Text_20_body">so the inverses map as follows</text:p>
      <text:p text:style-name="Text_20_body"><text:tab/><draw:frame draw:style-name="fr2" draw:name="Object36" text:anchor-type="as-char" svg:width="0.3717in" svg:height="0.2075in" draw:z-index="24"><draw:object xlink:href="./Object 22" xlink:type="simple" xlink:show="embed" xlink:actuate="onLoad"/><draw:image xlink:href="./ObjectReplacements/Object 22" xlink:type="simple" xlink:show="embed" xlink:actuate="onLoad"/></draw:frame>: maps eye → world coordinate systems</text:p>
      <text:p text:style-name="Text_20_body"><text:tab/><draw:frame draw:style-name="fr2" draw:name="Object37" text:anchor-type="as-char" svg:width="0.3217in" svg:height="0.2075in" draw:z-index="25"><draw:object xlink:href="./Object 23" xlink:type="simple" xlink:show="embed" xlink:actuate="onLoad"/><draw:image xlink:href="./ObjectReplacements/Object 23" xlink:type="simple" xlink:show="embed" xlink:actuate="onLoad"/></draw:frame>: maps projection → eye coordinate systems</text:p>
      <text:p text:style-name="Text_20_body"><text:tab/></text:p>
      <text:p text:style-name="P4">Eye Position:</text:p>
      <text:p text:style-name="Text_20_body"><text:tab/>Eye position in eye C.S. is the origin<draw:frame draw:style-name="fr2" draw:name="Object57" text:anchor-type="as-char" svg:width="0.8492in" svg:height="0.2189in" draw:z-index="26"><draw:object xlink:href="./ObjBFB09C2E" xlink:type="simple" xlink:show="embed" xlink:actuate="onLoad"/><draw:image xlink:href="./ObjectReplacements/ObjBFB09C2E" xlink:type="simple" xlink:show="embed" xlink:actuate="onLoad"/></draw:frame></text:p>
      <text:p text:style-name="Text_20_body"><text:tab/>so <draw:frame draw:style-name="fr2" draw:name="Object58" text:anchor-type="as-char" svg:width="1.1563in" svg:height="0.2189in" draw:z-index="27"><draw:object xlink:href="./ObjBFB09C30" xlink:type="simple" xlink:show="embed" xlink:actuate="onLoad"/><draw:image xlink:href="./ObjectReplacements/ObjBFB09C30" xlink:type="simple" xlink:show="embed" xlink:actuate="onLoad"/></draw:frame> is the eye position in world C.S.,</text:p>
      <text:p text:style-name="Text_20_body"><text:tab/>and the eye position in projection C.S. is <draw:frame draw:style-name="fr2" draw:name="Object38" text:anchor-type="as-char" svg:width="2.0409in" svg:height="0.2189in" draw:z-index="28"><draw:object xlink:href="./Object 24" xlink:type="simple" xlink:show="embed" xlink:actuate="onLoad"/><draw:image xlink:href="./ObjectReplacements/Object 24" xlink:type="simple" xlink:show="embed" xlink:actuate="onLoad"/></draw:frame>,</text:p>
      <text:p text:style-name="Text_20_body"><text:tab/>which is infinity along the -z axis.</text:p>
      <text:p text:style-name="Text_20_body"/>
      <text:p text:style-name="P4">Eye Plane:</text:p>
      <text:p text:style-name="Text_20_body"><text:span text:style-name="T1"><text:tab/></text:span>Eye plane in eye CS is <draw:frame draw:style-name="fr2" draw:name="Object40" text:anchor-type="as-char" svg:width="0.3909in" svg:height="0.1846in" draw:z-index="29"><draw:object xlink:href="./Object 26" xlink:type="simple" xlink:show="embed" xlink:actuate="onLoad"/><draw:image xlink:href="./ObjectReplacements/Object 26" xlink:type="simple" xlink:show="embed" xlink:actuate="onLoad"/></draw:frame>. <text:s/>In plane equation form this is</text:p>
      <text:p text:style-name="Text_20_body"><text:tab/><text:tab/><draw:frame draw:style-name="fr2" draw:name="Object52" text:anchor-type="as-char" svg:width="2.0465in" svg:height="0.2165in" draw:z-index="30"><draw:object xlink:href="./ObjBFB09C26" xlink:type="simple" xlink:show="embed" xlink:actuate="onLoad"/><draw:image xlink:href="./ObjectReplacements/ObjBFB09C26" xlink:type="simple" xlink:show="embed" xlink:actuate="onLoad"/></draw:frame></text:p>
      <text:p text:style-name="Text_20_body"><text:tab/>A slight manipulation with the identity matrix (in the form <draw:frame draw:style-name="fr2" draw:name="Object39" text:anchor-type="as-char" svg:width="0.5547in" svg:height="0.2075in" draw:z-index="31"><draw:object xlink:href="./Object 25" xlink:type="simple" xlink:show="embed" xlink:actuate="onLoad"/><draw:image xlink:href="./ObjectReplacements/Object 25" xlink:type="simple" xlink:show="embed" xlink:actuate="onLoad"/></draw:frame>) gives</text:p>
      <text:p text:style-name="Text_20_body"><text:tab/><text:tab/><draw:frame draw:style-name="fr2" draw:name="Object41" text:anchor-type="as-char" svg:width="2.4228in" svg:height="0.211in" draw:z-index="32"><draw:object xlink:href="./Object 27" xlink:type="simple" xlink:show="embed" xlink:actuate="onLoad"/><draw:image xlink:href="./ObjectReplacements/Object 27" xlink:type="simple" xlink:show="embed" xlink:actuate="onLoad"/></draw:frame></text:p>
      <text:p text:style-name="Text_20_body"><text:tab/>which can be interpreted as a plane equation where</text:p>
      <text:p text:style-name="Text_20_body"><text:tab/><text:tab/><draw:frame draw:style-name="fr2" draw:name="Object42" text:anchor-type="as-char" svg:width="0.9701in" svg:height="0.2118in" draw:z-index="33"><draw:object xlink:href="./Object 28" xlink:type="simple" xlink:show="embed" xlink:actuate="onLoad"/><draw:image xlink:href="./ObjectReplacements/Object 28" xlink:type="simple" xlink:show="embed" xlink:actuate="onLoad"/></draw:frame></text:p>
      <text:p text:style-name="Text_20_body"><text:tab/>is a point in world coordinates, and so</text:p>
      <text:p text:style-name="Text_20_body"><text:tab/><text:tab/><draw:frame draw:style-name="fr2" draw:name="Object43" text:anchor-type="as-char" svg:width="1.0102in" svg:height="0.189in" draw:z-index="34"><draw:object xlink:href="./Object 29" xlink:type="simple" xlink:show="embed" xlink:actuate="onLoad"/><draw:image xlink:href="./ObjectReplacements/Object 29" xlink:type="simple" xlink:show="embed" xlink:actuate="onLoad"/></draw:frame></text:p>
      <text:p text:style-name="Text_20_body"><text:tab/>must be a plane <text:span text:style-name="T1">IN WORLD COORDS</text:span></text:p>
      <text:p text:style-name="Text_20_body"/>
      <text:h text:style-name="P5" text:outline-level="1"/>
      <text:h text:style-name="P6" text:outline-level="1">Stereo projections</text:h>
      <text:p text:style-name="Text_20_body">Require a shear before projection:</text:p>
      <text:p text:style-name="Text_20_body"><draw:frame draw:style-name="fr2" draw:name="Object47" text:anchor-type="as-char" svg:width="0.2311in" svg:height="0.2138in" draw:z-index="15"><draw:object xlink:href="./ObjBFA976B6" xlink:type="simple" xlink:show="embed" xlink:actuate="onLoad"/><draw:image xlink:href="./ObjectReplacements/ObjBFA976B6" xlink:type="simple" xlink:show="embed" xlink:actuate="onLoad"/></draw:frame>is the eye's offset in the x direction</text:p>
      <text:p text:style-name="Text_20_body"><draw:frame draw:style-name="fr2" draw:name="Object48" text:anchor-type="as-char" svg:width="0.2256in" svg:height="0.2138in" draw:z-index="16"><draw:object xlink:href="./ObjBFA976B7" xlink:type="simple" xlink:show="embed" xlink:actuate="onLoad"/><draw:image xlink:href="./ObjectReplacements/ObjBFA976B7" xlink:type="simple" xlink:show="embed" xlink:actuate="onLoad"/></draw:frame>is the screen center's offset in the x direction</text:p>
      <text:p text:style-name="Text_20_body"><text:tab/><draw:frame draw:style-name="fr2" draw:name="Object46" text:anchor-type="as-char" svg:width="1.6575in" svg:height="1.1929in" draw:z-index="17"><draw:object xlink:href="./ObjBFA976B5" xlink:type="simple" xlink:show="embed" xlink:actuate="onLoad"/><draw:image xlink:href="./ObjectReplacements/ObjBFA976B5" xlink:type="simple" xlink:show="embed" xlink:actuate="onLoad"/></draw:frame></text:p>
      <text:p text:style-name="Text_20_body"/>
      <text:h text:style-name="Heading_20_1" text:outline-level="1">Ways to present stereo images:</text:h>
      <text:p text:style-name="Text_20_body"><text:tab/>Side-by-side</text:p>
      <text:p text:style-name="Text_20_body"><text:tab/><text:tab/>cross-eyed</text:p>
      <text:p text:style-name="Text_20_body"><text:tab/><text:tab/>wall-eyed aka parallel-eyed</text:p>
      <text:p text:style-name="Text_20_body"><text:tab/><text:tab/>end-on-mirror</text:p>
      <text:p text:style-name="Text_20_body"><text:tab/><text:tab/>double mirror system</text:p>
      <text:p text:style-name="Text_20_body"><text:tab/><text:tab/>head mounted display</text:p>
      <text:p text:style-name="Text_20_body"><text:tab/><text:tab/>stereo viewer aka transparency viewer</text:p>
      <text:p text:style-name="Text_20_body"/>
      <text:p text:style-name="Text_20_body"><text:tab/>3D glasses</text:p>
      <text:p text:style-name="Text_20_body"><text:tab/><text:tab/>prismatic &amp; self-masking crossview glasses</text:p>
      <text:p text:style-name="Text_20_body"><text:tab/><text:tab/>red-blue glasses (actually red-cyan) aka anaglyph</text:p>
      <text:p text:style-name="Text_20_body"><text:tab/><text:tab/>linearly polarized glasses and a silvered screen</text:p>
      <text:p text:style-name="Text_20_body"><text:tab/><text:tab/>circularly polarized glasses</text:p>
      <text:p text:style-name="Text_20_body"><text:tab/><text:tab/>flicker with synchronized glasses aka alternate frame sequencing</text:p>
      <text:p text:style-name="Text_20_body"><text:tab/><text:tab/>interference filter (infitec) glasses</text:p>
      <text:p text:style-name="Text_20_body"><text:bookmark text:name="ColorCode_3D"/><text:tab/><text:tab/>ColorCode 3D</text:p>
      <text:p text:style-name="Text_20_body"/>
      <text:p text:style-name="Text_20_body"/>
      <text:p text:style-name="Text_20_body"><text:tab/>other</text:p>
      <text:p text:style-name="Text_20_body"><text:bookmark text:name="Lenticular_prints"/><text:tab/><text:tab/>lenticular sheet</text:p>
      <text:p text:style-name="Text_20_body"><text:tab/><text:tab/>parallax barrier</text:p>
      <text:p text:style-name="Text_20_body"><text:tab/><text:tab/>varifocal len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Lucidasans, 'Lucida Sans', 'Arial Unicode MS'"/>
    <style:font-face style:name="Times" svg:font-family="Times"/>
    <style:font-face style:name="Times New Roman" svg:font-family="'Times New Roman'"/>
    <style:font-face style:name="Bitstream Vera Sans Mono" svg:font-family="'Bitstream Vera Sans Mono'" style:font-adornments="Roman" style:font-family-generic="swiss"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font-name-asian="Bitstream Vera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02in" fo:margin-bottom="0in"/>
      <style:text-properties fo:font-weight="normal"/>
    </style:style>
    <style:style style:name="Text_20_body" style:display-name="Text body" style:family="paragraph" style:parent-style-name="Standard" style:class="text" style:master-page-name="">
      <style:paragraph-properties fo:margin-left="0.2in" fo:margin-right="0in" fo:margin-top="0in" fo:margin-bottom="0in" fo:text-indent="0in" style:auto-text-indent="false" style:page-number="auto"/>
      <style:text-properties style:font-name="Bitstream Vera Serif"/>
    </style:style>
    <style:style style:name="List_20_Indent" style:display-name="List Indent" style:family="paragraph" style:parent-style-name="Text_20_body" style:class="text">
      <style:paragraph-properties fo:margin-left="0.2in" fo:margin-right="0in" fo:margin-top="0in" fo:margin-bottom="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Bitstream Vera Sans Mono" fo:font-size="24pt" fo:font-weight="bold" style:font-name-asian="HG Mincho Light J"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0.0799in" fo:margin-bottom="0in" fo:text-align="start" style:justify-single-word="false"/>
      <style:text-properties style:font-name="Bitstream Vera Serif"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Times" style:font-name-complex="Tahoma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DejaVu Sans" style:font-size-complex="12pt"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301</meta:generator>
    <meta:creation-date>2005-09-06T10:58:19</meta:creation-date>
    <dc:date>2011-09-20T11:29:35</dc:date>
    <meta:print-date>2009-09-30T11:59:52</meta:print-date>
    <meta:editing-cycles>44</meta:editing-cycles>
    <meta:editing-duration>P2DT4H47M1S</meta:editing-duration>
    <dc:creator>Gary Herron</dc:creator>
    <meta:document-statistic meta:table-count="0" meta:image-count="0" meta:object-count="50" meta:page-count="4" meta:paragraph-count="105" meta:word-count="492" meta:character-count="3107"/>
    <meta:user-defined meta:name="Info 1"/>
    <meta:user-defined meta:name="Info 2"/>
    <meta:user-defined meta:name="Info 3"/>
    <meta:user-defined meta:name="Info 4"/>
  </office:meta>
</office:document-meta>
</file>

<file path=ObjBF9A0F0C/content.xml><?xml version="1.0" encoding="utf-8"?>
<!DOCTYPE math  PUBLIC '-//OpenOffice.org//DTD Modified W3C MathML 1.01//EN'  'math.dtd'>
<math:math xmlns:math="http://www.w3.org/1998/Math/MathML">
  <math:semantics>
    <math:mrow>
      <math:mi>E</math:mi>
      <math:mrow>
        <math:mi/>
        <math:mo math:stretchy="false">=</math:mo>
        <math:mi/>
      </math:mrow>
      <math:mrow>
        <math:mo math:stretchy="false"></math:mo>
        <math:mrow>
          <math:mrow>
            <math:mrow>
              <math:mo math:stretchy="false">±</math:mo>
              <math:mi math:fontstyle="italic">wz</math:mi>
            </math:mrow>
            <math:mo math:stretchy="false">/</math:mo>
            <math:mi>d</math:mi>
          </math:mrow>
          <math:mrow>
            <math:mi>,</math:mi>
            <math:mo math:stretchy="false">±</math:mo>
            <math:mrow>
              <math:mi math:fontstyle="italic">hz</math:mi>
              <math:mo math:stretchy="false">/</math:mo>
              <math:mi>d</math:mi>
            </math:mrow>
          </math:mrow>
          <math:mi>,</math:mi>
          <math:mi>z</math:mi>
          <math:mi>,</math:mi>
          <math:mn>1</math:mn>
        </math:mrow>
        <math:mo math:stretchy="false"></math:mo>
      </math:mrow>
    </math:mrow>
    <math:annotation math:encoding="StarMath 5.0">E ~=~(+-wz/d, +-hz/d, z,1)</math:annotation>
  </math:semantics>
</math:math>
</file>

<file path=ObjBF9A0F0D/content.xml><?xml version="1.0" encoding="utf-8"?>
<!DOCTYPE math  PUBLIC '-//OpenOffice.org//DTD Modified W3C MathML 1.01//EN'  'math.dtd'>
<math:math xmlns:math="http://www.w3.org/1998/Math/MathML">
  <math:semantics>
    <math:mrow>
      <math:mo math:stretchy="false"></math:mo>
      <math:mrow>
        <math:mrow>
          <math:mo math:stretchy="false">±</math:mo>
          <math:mi>w</math:mi>
        </math:mrow>
        <math:mrow>
          <math:mi>,</math:mi>
          <math:mo math:stretchy="false">±</math:mo>
          <math:mi>h</math:mi>
        </math:mrow>
        <math:mi>,</math:mi>
        <math:mi>d</math:mi>
        <math:mi>,</math:mi>
        <math:mn>1</math:mn>
      </math:mrow>
      <math:mo math:stretchy="false"></math:mo>
    </math:mrow>
    <math:annotation math:encoding="StarMath 5.0">(+-w, +-h, d,1)</math:annotation>
  </math:semantics>
</math:math>
</file>

<file path=ObjBF9A0F0E/content.xml><?xml version="1.0" encoding="utf-8"?>
<!DOCTYPE math  PUBLIC '-//OpenOffice.org//DTD Modified W3C MathML 1.01//EN'  'math.dtd'>
<math:math xmlns:math="http://www.w3.org/1998/Math/MathML">
  <math:semantics>
    <math:mrow>
      <math:mi math:fontstyle="italic">PE</math:mi>
      <math:mrow>
        <math:mi/>
        <math:mo math:stretchy="false">=</math:mo>
        <math:mi/>
      </math:mrow>
      <math:mrow>
        <math:mo math:stretchy="false"></math:mo>
        <math:mrow>
          <math:mrow>
            <math:mo math:stretchy="false">±</math:mo>
            <math:mi>z</math:mi>
          </math:mrow>
          <math:mrow>
            <math:mi>,</math:mi>
            <math:mo math:stretchy="false">±</math:mo>
            <math:mi>z</math:mi>
          </math:mrow>
          <math:mi>,</math:mi>
          <math:mi>?</math:mi>
          <math:mi>,</math:mi>
          <math:mi>z</math:mi>
        </math:mrow>
        <math:mo math:stretchy="false"></math:mo>
      </math:mrow>
      <math:mi/>
      <math:mo math:stretchy="false">⇒</math:mo>
      <math:mi/>
      <math:mrow>
        <math:mo math:stretchy="false"></math:mo>
        <math:mrow>
          <math:mrow>
            <math:mrow>
              <math:mo math:stretchy="false">±</math:mo>
              <math:mn>1,</math:mn>
            </math:mrow>
            <math:mo math:stretchy="false">±</math:mo>
            <math:mn>1,</math:mn>
          </math:mrow>
          <math:mi>?</math:mi>
        </math:mrow>
        <math:mo math:stretchy="false"></math:mo>
      </math:mrow>
    </math:mrow>
    <math:annotation math:encoding="StarMath 5.0">PE ~=~ (+-z, +-z, ?, z)  ~drarrow~  (+-1, +-1, ?)</math:annotation>
  </math:semantics>
</math:math>
</file>

<file path=ObjBF9A0F0F/content.xml><?xml version="1.0" encoding="utf-8"?>
<!DOCTYPE math  PUBLIC '-//OpenOffice.org//DTD Modified W3C MathML 1.01//EN'  'math.dtd'>
<math:math xmlns:math="http://www.w3.org/1998/Math/MathML">
  <math:semantics>
    <math:mrow>
      <math:mi>P</math:mi>
      <math:msup>
        <math:mrow>
          <math:mo math:stretchy="false"></math:mo>
          <math:mn>0,0,0,1</math:mn>
          <math:mo math:stretchy="false"></math:mo>
        </math:mrow>
        <math:mi>T</math:mi>
      </math:msup>
      <math:mrow>
        <math:mi/>
        <math:mo math:stretchy="false">=</math:mo>
        <math:mi/>
      </math:mrow>
      <math:msup>
        <math:mrow>
          <math:mo math:stretchy="false"></math:mo>
          <math:mrow>
            <math:mrow>
              <math:mn>0,0,</math:mn>
              <math:mo math:stretchy="false">−</math:mo>
              <math:mi>?</math:mi>
            </math:mrow>
            <math:mi>,</math:mi>
            <math:mn>0</math:mn>
          </math:mrow>
          <math:mo math:stretchy="false"></math:mo>
        </math:mrow>
        <math:mi>T</math:mi>
      </math:msup>
      <math:mi/>
      <math:mo math:stretchy="false">⇒</math:mo>
      <math:mi/>
      <math:mo math:stretchy="false">∞</math:mo>
      <math:mrow>
        <math:mo math:stretchy="false"></math:mo>
        <math:mrow>
          <math:mo math:stretchy="false">−</math:mo>
          <math:mi>Z</math:mi>
        </math:mrow>
        <math:mo math:stretchy="false"></math:mo>
      </math:mrow>
    </math:mrow>
    <math:annotation math:encoding="StarMath 5.0">P {(0,0,0,1)}^T ~=~{ (0,0,-?,0)}^T ~drarrow~ infinity(-Z)</math:annotation>
  </math:semantics>
</math:math>
</file>

<file path=ObjBF9A0F11/content.xml><?xml version="1.0" encoding="utf-8"?>
<math xmlns="http://www.w3.org/1998/Math/MathML">
  <semantics>
    <mrow>
      <mi>P</mi>
      <msup>
        <mrow>
          <mo stretchy="false">(</mo>
          <mrow>
            <mn>0,0,</mn>
            <mi>f</mi>
            <mi>,</mi>
            <mn>1</mn>
          </mrow>
          <mo stretchy="false">)</mo>
        </mrow>
        <mi>T</mi>
      </msup>
      <mrow>
        <mi/>
        <mo stretchy="false">=</mo>
        <mi/>
      </mrow>
      <msup>
        <mrow>
          <mo stretchy="false">(</mo>
          <mn>0,0,0,0</mn>
          <mo stretchy="false">)</mo>
        </mrow>
        <mi>T</mi>
      </msup>
      <mi/>
      <mo stretchy="false">⇒</mo>
      <mi/>
      <mrow>
        <mo stretchy="false">(</mo>
        <mn>0,0,0</mn>
        <mo stretchy="false">)</mo>
      </mrow>
    </mrow>
    <annotation encoding="StarMath 5.0">P {(0,0,f,1)}^T ~=~{ (0,0,0,0)}^T ~drarrow~ (0,0,0)</annotation>
  </semantics>
</math>
</file>

<file path=ObjBF9A0F13/content.xml><?xml version="1.0" encoding="utf-8"?>
<math xmlns="http://www.w3.org/1998/Math/MathML">
  <semantics>
    <mrow>
      <mi>P</mi>
      <msup>
        <mrow>
          <mo stretchy="false">(</mo>
          <mrow>
            <mn>0,0,</mn>
            <mi>b</mi>
            <mi>,</mi>
            <mn>1</mn>
          </mrow>
          <mo stretchy="false">)</mo>
        </mrow>
        <mi>T</mi>
      </msup>
      <mrow>
        <mi/>
        <mo stretchy="false">=</mo>
        <mi/>
      </mrow>
      <msup>
        <mrow>
          <mo stretchy="false">(</mo>
          <mrow>
            <mn>0,0,</mn>
            <mi>b</mi>
            <mi>,</mi>
            <mi>b</mi>
          </mrow>
          <mo stretchy="false">)</mo>
        </mrow>
        <mi>T</mi>
      </msup>
      <mi/>
      <mo stretchy="false">⇒</mo>
      <mi/>
      <mrow>
        <mo stretchy="false">(</mo>
        <mn>0,0,1</mn>
        <mo stretchy="false">)</mo>
      </mrow>
    </mrow>
    <annotation encoding="StarMath 5.0">P {(0,0,b,1)}^T ~=~{ (0,0,b,b)}^T ~drarrow~ (0,0,1)</annotation>
  </semantics>
</math>
</file>

<file path=ObjBF9A0F15/content.xml><?xml version="1.0" encoding="utf-8"?>
<math xmlns="http://www.w3.org/1998/Math/MathML">
  <semantics>
    <mrow>
      <mi>P</mi>
      <msup>
        <mrow>
          <mo stretchy="false">(</mo>
          <mn>0,0,1,0</mn>
          <mo stretchy="false">)</mo>
        </mrow>
        <mi>T</mi>
      </msup>
      <mrow>
        <mi/>
        <mo stretchy="false">=</mo>
        <mi/>
      </mrow>
      <msup>
        <mrow>
          <mo stretchy="false">(</mo>
          <mrow>
            <mn>0,0,</mn>
            <mrow>
              <mi>b</mi>
              <mo stretchy="false">/</mo>
              <mrow>
                <mo stretchy="false">(</mo>
                <mrow>
                  <mi>b</mi>
                  <mo stretchy="false">−</mo>
                  <mi>f</mi>
                </mrow>
                <mo stretchy="false">)</mo>
              </mrow>
            </mrow>
            <mi>,</mi>
            <mn>1</mn>
          </mrow>
          <mo stretchy="false">)</mo>
        </mrow>
        <mi>T</mi>
      </msup>
      <mi/>
      <mo stretchy="false">⇒</mo>
      <mi/>
      <mrow>
        <mo stretchy="false">(</mo>
        <mrow>
          <mn>0,0,</mn>
          <mrow>
            <mi>b</mi>
            <mo stretchy="false">/</mo>
            <mrow>
              <mo stretchy="false">(</mo>
              <mrow>
                <mi>b</mi>
                <mo stretchy="false">−</mo>
                <mi>f</mi>
              </mrow>
              <mo stretchy="false">)</mo>
            </mrow>
          </mrow>
        </mrow>
        <mo stretchy="false">)</mo>
      </mrow>
    </mrow>
    <annotation encoding="StarMath 5.0">P {(0,0,1,0)}^T `=`{ (0,0,b / (b-f),1)}^T `drarrow` (0,0,b / (b-f))</annotation>
  </semantics>
</math>
</file>

<file path=ObjBF9AE1AF/content.xml><?xml version="1.0" encoding="utf-8"?>
<math xmlns="http://www.w3.org/1998/Math/MathML">
  <semantics>
    <mfenced open="[" close="]">
      <mtable>
        <mtr>
          <mtd>
            <mfrac>
              <mn>1</mn>
              <msub>
                <mi>r</mi>
                <mi>x</mi>
              </msub>
            </mfrac>
          </mtd>
          <mtd>
            <mn>0</mn>
          </mtd>
          <mtd>
            <mn>0</mn>
          </mtd>
          <mtd>
            <mn>0</mn>
          </mtd>
        </mtr>
        <mtr>
          <mtd>
            <mn>0</mn>
          </mtd>
          <mtd>
            <mfrac>
              <mn>1</mn>
              <msub>
                <mi>r</mi>
                <mi>y</mi>
              </msub>
            </mfrac>
          </mtd>
          <mtd>
            <mn>0</mn>
          </mtd>
          <mtd>
            <mn>0</mn>
          </mtd>
        </mtr>
        <mtr>
          <mtd>
            <mn>0</mn>
          </mtd>
          <mtd>
            <mn>0</mn>
          </mtd>
          <mtd>
            <mfrac>
              <mi>b</mi>
              <mrow>
                <mi>b</mi>
                <mo stretchy="false">−</mo>
                <mi>f</mi>
              </mrow>
            </mfrac>
          </mtd>
          <mtd>
            <mrow>
              <mo stretchy="false">−</mo>
              <mfrac>
                <mi mathvariant="italic">fb</mi>
                <mrow>
                  <mi>b</mi>
                  <mo stretchy="false">−</mo>
                  <mi>f</mi>
                </mrow>
              </mfrac>
            </mrow>
          </mtd>
        </mtr>
        <mtr>
          <mtd>
            <mn>0</mn>
          </mtd>
          <mtd>
            <mn>0</mn>
          </mtd>
          <mtd>
            <mn>1</mn>
          </mtd>
          <mtd>
            <mn>0</mn>
          </mtd>
        </mtr>
      </mtable>
    </mfenced>
    <annotation encoding="StarMath 5.0">left[ matrix {1 over r_x# 0#0#0##0#1 over r_y#0#0##0#0#b over {b-f}#-{fb over{b-f}}##0#0#1#0} right ]</annotation>
  </semantics>
</math>
</file>

<file path=ObjBFA976B1/content.xml><?xml version="1.0" encoding="utf-8"?>
<!DOCTYPE math  PUBLIC '-//OpenOffice.org//DTD Modified W3C MathML 1.01//EN'  'math.dtd'>
<math:math xmlns:math="http://www.w3.org/1998/Math/MathML">
  <math:semantics>
    <math:mtable>
      <math:mtr>
        <math:mrow>
          <math:mrow>
            <math:mrow>
              <math:mo math:stretchy="false">−</math:mo>
              <math:mn>1</math:mn>
            </math:mrow>
            <math:mo math:stretchy="false">≤</math:mo>
            <math:mfrac>
              <math:mi>x</math:mi>
              <math:mi>w</math:mi>
            </math:mfrac>
          </math:mrow>
          <math:mo math:stretchy="false">≤</math:mo>
          <math:mrow>
            <math:mo math:stretchy="false"></math:mo>
            <math:mn>1</math:mn>
          </math:mrow>
        </math:mrow>
      </math:mtr>
      <math:mtr>
        <math:mrow>
          <math:mrow>
            <math:mrow>
              <math:mo math:stretchy="false">−</math:mo>
              <math:mn>1</math:mn>
            </math:mrow>
            <math:mo math:stretchy="false">≤</math:mo>
            <math:mfrac>
              <math:mi>y</math:mi>
              <math:mi>w</math:mi>
            </math:mfrac>
          </math:mrow>
          <math:mo math:stretchy="false">≤</math:mo>
          <math:mrow>
            <math:mo math:stretchy="false"></math:mo>
            <math:mn>1</math:mn>
          </math:mrow>
        </math:mrow>
      </math:mtr>
      <math:mtr>
        <math:mrow>
          <math:mrow>
            <math:mn>0</math:mn>
            <math:mo math:stretchy="false">≤</math:mo>
            <math:mfrac>
              <math:mi>z</math:mi>
              <math:mi>w</math:mi>
            </math:mfrac>
          </math:mrow>
          <math:mo math:stretchy="false">≤</math:mo>
          <math:mrow>
            <math:mo math:stretchy="false"></math:mo>
            <math:mn>1</math:mn>
          </math:mrow>
        </math:mrow>
      </math:mtr>
    </math:mtable>
    <math:annotation math:encoding="StarMath 5.0">-1 &lt;= x over w &lt;= +1 newline
-1 &lt;= y over w &lt;= +1 newline
0 &lt;= z over w &lt;= +1</math:annotation>
  </math:semantics>
</math:math>
</file>

<file path=ObjBFA976B3/content.xml><?xml version="1.0" encoding="utf-8"?>
<!DOCTYPE math  PUBLIC '-//OpenOffice.org//DTD Modified W3C MathML 1.01//EN'  'math.dtd'>
<math:math xmlns:math="http://www.w3.org/1998/Math/MathML">
  <math:semantics>
    <math:mtable>
      <math:mtr>
        <math:mrow>
          <math:mrow>
            <math:mrow>
              <math:mo math:stretchy="false">−</math:mo>
              <math:mi>w</math:mi>
            </math:mrow>
            <math:mo math:stretchy="false">≤</math:mo>
            <math:mi>x</math:mi>
          </math:mrow>
          <math:mo math:stretchy="false">≤</math:mo>
          <math:mrow>
            <math:mo math:stretchy="false">+</math:mo>
            <math:mi>w</math:mi>
          </math:mrow>
        </math:mrow>
      </math:mtr>
      <math:mtr>
        <math:mrow>
          <math:mrow>
            <math:mrow>
              <math:mo math:stretchy="false">−</math:mo>
              <math:mi>w</math:mi>
            </math:mrow>
            <math:mo math:stretchy="false">≤</math:mo>
            <math:mi>y</math:mi>
          </math:mrow>
          <math:mo math:stretchy="false">≤</math:mo>
          <math:mrow>
            <math:mo math:stretchy="false">+</math:mo>
            <math:mi>w</math:mi>
          </math:mrow>
        </math:mrow>
      </math:mtr>
      <math:mtr>
        <math:mrow>
          <math:mrow>
            <math:mn>0</math:mn>
            <math:mo math:stretchy="false">≤</math:mo>
            <math:mi>z</math:mi>
          </math:mrow>
          <math:mo math:stretchy="false">≤</math:mo>
          <math:mrow>
            <math:mo math:stretchy="false">+</math:mo>
            <math:mi>w</math:mi>
          </math:mrow>
        </math:mrow>
      </math:mtr>
    </math:mtable>
    <math:annotation math:encoding="StarMath 5.0">-w &lt;= x  &lt;= +w newline
-w &lt;= y &lt;= +w newline
0 &lt;= z &lt;= +w</math:annotation>
  </math:semantics>
</math:math>
</file>

<file path=ObjBFA976B5/content.xml><?xml version="1.0" encoding="utf-8"?>
<!DOCTYPE math  PUBLIC '-//OpenOffice.org//DTD Modified W3C MathML 1.01//EN'  'math.dtd'>
<math:math xmlns:math="http://www.w3.org/1998/Math/MathML">
  <math:semantics>
    <math:mfenced math:open="[" math:close="]">
      <math:mtable>
        <math:mtr>
          <math:mtd>
            <math:mn>1</math:mn>
          </math:mtd>
          <math:mtd>
            <math:mn>0</math:mn>
          </math:mtd>
          <math:mtd>
            <math:mfrac>
              <math:mrow>
                <math:msub>
                  <math:mi>x</math:mi>
                  <math:mi>e</math:mi>
                </math:msub>
                <math:mo math:stretchy="false">−</math:mo>
                <math:msub>
                  <math:mi>x</math:mi>
                  <math:mi>s</math:mi>
                </math:msub>
              </math:mrow>
              <math:mi>d</math:mi>
            </math:mfrac>
          </math:mtd>
          <math:mtd>
            <math:mrow>
              <math:mo math:stretchy="false">−</math:mo>
              <math:msub>
                <math:mi>x</math:mi>
                <math:mi>e</math:mi>
              </math:msub>
            </math:mrow>
          </math:mtd>
        </math:mtr>
        <math:mtr>
          <math:mtd>
            <math:mn>0</math:mn>
          </math:mtd>
          <math:mtd>
            <math:mn>1</math:mn>
          </math:mtd>
          <math:mtd>
            <math:mn>0</math:mn>
          </math:mtd>
          <math:mtd>
            <math:mn>0</math:mn>
          </math:mtd>
        </math:mtr>
        <math:mtr>
          <math:mtd>
            <math:mn>0</math:mn>
          </math:mtd>
          <math:mtd>
            <math:mn>0</math:mn>
          </math:mtd>
          <math:mtd>
            <math:mn>1</math:mn>
          </math:mtd>
          <math:mtd>
            <math:mn>0</math:mn>
          </math:mtd>
        </math:mtr>
        <math:mtr>
          <math:mtd>
            <math:mn>0</math:mn>
          </math:mtd>
          <math:mtd>
            <math:mn>0</math:mn>
          </math:mtd>
          <math:mtd>
            <math:mn>0</math:mn>
          </math:mtd>
          <math:mtd>
            <math:mn>1</math:mn>
          </math:mtd>
        </math:mtr>
      </math:mtable>
    </math:mfenced>
    <math:annotation math:encoding="StarMath 5.0">left[ matrix {1# 0#{x_e-x_s} over d#-x_e##0#1#0#0##0#0#1#0##0#0#0#1} right ]</math:annotation>
  </math:semantics>
</math:math>
</file>

<file path=ObjBFA976B6/content.xml><?xml version="1.0" encoding="utf-8"?>
<!DOCTYPE math  PUBLIC '-//OpenOffice.org//DTD Modified W3C MathML 1.01//EN'  'math.dtd'>
<math:math xmlns:math="http://www.w3.org/1998/Math/MathML">
  <math:semantics>
    <math:msub>
      <math:mi>x</math:mi>
      <math:mi>e</math:mi>
    </math:msub>
    <math:annotation math:encoding="StarMath 5.0">x_e </math:annotation>
  </math:semantics>
</math:math>
</file>

<file path=ObjBFA976B7/content.xml><?xml version="1.0" encoding="utf-8"?>
<!DOCTYPE math  PUBLIC '-//OpenOffice.org//DTD Modified W3C MathML 1.01//EN'  'math.dtd'>
<math:math xmlns:math="http://www.w3.org/1998/Math/MathML">
  <math:semantics>
    <math:msub>
      <math:mi>x</math:mi>
      <math:mi>s</math:mi>
    </math:msub>
    <math:annotation math:encoding="StarMath 5.0">x_s </math:annotation>
  </math:semantics>
</math:math>
</file>

<file path=ObjBFB09C26/content.xml><?xml version="1.0" encoding="utf-8"?>
<!DOCTYPE math  PUBLIC '-//OpenOffice.org//DTD Modified W3C MathML 1.01//EN'  'math.dtd'>
<math:math xmlns:math="http://www.w3.org/1998/Math/MathML">
  <math:semantics>
    <math:mrow>
      <math:mrow>
        <math:mo math:stretchy="false">[</math:mo>
        <math:mrow>
          <math:mn>0</math:mn>
          <math:mi/>
          <math:mn>0</math:mn>
          <math:mi/>
          <math:mn>1</math:mn>
          <math:mi/>
          <math:mn>0</math:mn>
        </math:mrow>
        <math:mo math:stretchy="false">]</math:mo>
      </math:mrow>
      <math:msup>
        <math:mrow>
          <math:mo math:stretchy="false">[</math:mo>
          <math:mrow>
            <math:mi>x</math:mi>
            <math:mi>y</math:mi>
            <math:mi>z</math:mi>
            <math:mn>1</math:mn>
          </math:mrow>
          <math:mo math:stretchy="false">]</math:mo>
        </math:mrow>
        <math:mi>T</math:mi>
      </math:msup>
      <math:mrow>
        <math:mi/>
        <math:mo math:stretchy="false">=</math:mo>
        <math:mi/>
      </math:mrow>
      <math:mn>0</math:mn>
    </math:mrow>
    <math:annotation math:encoding="StarMath 5.0">[0 ~0 ~1 ~0] [x y z 1]^T ~=~ 0</math:annotation>
  </math:semantics>
</math:math>
</file>

<file path=ObjBFB09C2E/content.xml><?xml version="1.0" encoding="utf-8"?>
<!DOCTYPE math  PUBLIC '-//OpenOffice.org//DTD Modified W3C MathML 1.01//EN'  'math.dtd'>
<math:math xmlns:math="http://www.w3.org/1998/Math/MathML">
  <math:semantics>
    <math:msup>
      <math:mrow>
        <math:mo math:stretchy="false">(</math:mo>
        <math:mn>0,0,0,1</math:mn>
        <math:mo math:stretchy="false">)</math:mo>
      </math:mrow>
      <math:mi>T</math:mi>
    </math:msup>
    <math:annotation math:encoding="StarMath 5.0">{(0,0,0,1)}^T</math:annotation>
  </math:semantics>
</math:math>
</file>

<file path=ObjBFB09C30/content.xml><?xml version="1.0" encoding="utf-8"?>
<!DOCTYPE math  PUBLIC '-//OpenOffice.org//DTD Modified W3C MathML 1.01//EN'  'math.dtd'>
<math:math xmlns:math="http://www.w3.org/1998/Math/MathML">
  <math:semantics>
    <math:mrow>
      <math:msup>
        <math:mi>M</math:mi>
        <math:mrow>
          <math:mo math:stretchy="false">−</math:mo>
          <math:mn>1</math:mn>
        </math:mrow>
      </math:msup>
      <math:msup>
        <math:mrow>
          <math:mo math:stretchy="false">(</math:mo>
          <math:mn>0,0,0,1</math:mn>
          <math:mo math:stretchy="false">)</math:mo>
        </math:mrow>
        <math:mi>T</math:mi>
      </math:msup>
    </math:mrow>
    <math:annotation math:encoding="StarMath 5.0"> M^-1 {(0,0,0,1)}^T</math:annotation>
  </math:semantics>
</math:math>
</file>

<file path=Object 1/content.xml><?xml version="1.0" encoding="utf-8"?>
<!DOCTYPE math  PUBLIC '-//OpenOffice.org//DTD Modified W3C MathML 1.01//EN'  'math.dtd'>
<math:math xmlns:math="http://www.w3.org/1998/Math/MathML">
  <math:semantics>
    <math:mrow>
      <math:mrow>
        <math:mo math:stretchy="false">(</math:mo>
        <math:mrow>
          <math:mi>x</math:mi>
          <math:mi>,</math:mi>
          <math:mi>y</math:mi>
          <math:mi>,</math:mi>
          <math:mi>z</math:mi>
          <math:mi>,</math:mi>
          <math:mi>w</math:mi>
        </math:mrow>
        <math:mo math:stretchy="false">)</math:mo>
      </math:mrow>
      <math:mi/>
      <math:mrow>
        <math:mrow/>
        <math:mo math:stretchy="false">~</math:mo>
        <math:mrow/>
      </math:mrow>
      <math:mi/>
      <math:mrow>
        <math:mo math:stretchy="false">(</math:mo>
        <math:mrow>
          <math:mrow>
            <math:mi>x</math:mi>
            <math:mo math:stretchy="false">/</math:mo>
            <math:mi>w</math:mi>
          </math:mrow>
          <math:mi>,</math:mi>
          <math:mrow>
            <math:mi>y</math:mi>
            <math:mo math:stretchy="false">/</math:mo>
            <math:mi>w</math:mi>
          </math:mrow>
          <math:mi>,</math:mi>
          <math:mrow>
            <math:mi>z</math:mi>
            <math:mo math:stretchy="false">/</math:mo>
            <math:mi>w</math:mi>
          </math:mrow>
        </math:mrow>
        <math:mo math:stretchy="false">)</math:mo>
      </math:mrow>
      <math:mi/>
      <math:mtext>if</math:mtext>
      <math:mrow>
        <math:mi>w</math:mi>
        <math:mo math:stretchy="false">≠</math:mo>
        <math:mn>0</math:mn>
      </math:mrow>
    </math:mrow>
    <math:annotation math:encoding="StarMath 5.0">(x,y,z,w) ~   {} sim {} ~ (x/w,y/w,z/w) ~~~~~ "if" w &lt;&gt; 0 </math:annotation>
  </math:semantics>
</math:math>
</file>

<file path=Object 10/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i>,</math:mi>
        <math:mn>0</math:mn>
      </math:mrow>
      <math:mo math:stretchy="false">)</math:mo>
    </math:mrow>
    <math:annotation math:encoding="StarMath 5.0">(x,y,z,0)</math:annotation>
  </math:semantics>
</math:math>
</file>

<file path=Object 11/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y,z)</math:annotation>
  </math:semantics>
</math:math>
</file>

<file path=Object 12/content.xml><?xml version="1.0" encoding="utf-8"?>
<!DOCTYPE math  PUBLIC '-//OpenOffice.org//DTD Modified W3C MathML 1.01//EN'  'math.dtd'>
<math:math xmlns:math="http://www.w3.org/1998/Math/MathML">
  <math:semantics>
    <math:mo math:stretchy="false">∞</math:mo>
    <math:annotation math:encoding="StarMath 5.0">infinity </math:annotation>
  </math:semantics>
</math:math>
</file>

<file path=Object 13/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y,z)</math:annotation>
  </math:semantics>
</math:math>
</file>

<file path=Object 14/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y,z)</math:annotation>
  </math:semantics>
</math:math>
</file>

<file path=Object 15/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y,z)</math:annotation>
  </math:semantics>
</math:math>
</file>

<file path=Object 16/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i>,</math:mi>
        <math:mi>w</math:mi>
      </math:mrow>
      <math:mo math:stretchy="false">)</math:mo>
    </math:mrow>
    <math:annotation math:encoding="StarMath 5.0"> (x,y,z,w)</math:annotation>
  </math:semantics>
</math:math>
</file>

<file path=Object 17/content.xml><?xml version="1.0" encoding="utf-8"?>
<!DOCTYPE math  PUBLIC '-//OpenOffice.org//DTD Modified W3C MathML 1.01//EN'  'math.dtd'>
<math:math xmlns:math="http://www.w3.org/1998/Math/MathML">
  <math:semantics>
    <math:mrow>
      <math:mi>w</math:mi>
      <math:mo math:stretchy="false">=</math:mo>
      <math:mn>0</math:mn>
    </math:mrow>
    <math:annotation math:encoding="StarMath 5.0">w=0 </math:annotation>
  </math:semantics>
</math:math>
</file>

<file path=Object 18/content.xml><?xml version="1.0" encoding="utf-8"?>
<!DOCTYPE math  PUBLIC '-//OpenOffice.org//DTD Modified W3C MathML 1.01//EN'  'math.dtd'>
<math:math xmlns:math="http://www.w3.org/1998/Math/MathML">
  <math:semantics>
    <math:mrow>
      <math:mi>w</math:mi>
      <math:mo math:stretchy="false">≠</math:mo>
      <math:mn>0</math:mn>
    </math:mrow>
    <math:annotation math:encoding="StarMath 5.0">w&lt;&gt;0</math:annotation>
  </math:semantics>
</math:math>
</file>

<file path=Object 19/content.xml><?xml version="1.0" encoding="utf-8"?>
<!DOCTYPE math  PUBLIC '-//OpenOffice.org//DTD Modified W3C MathML 1.01//EN'  'math.dtd'>
<math:math xmlns:math="http://www.w3.org/1998/Math/MathML">
  <math:semantics>
    <math:mi>P</math:mi>
    <math:annotation math:encoding="StarMath 5.0">P</math:annotation>
  </math:semantics>
</math:math>
</file>

<file path=Object 2/content.xml><?xml version="1.0" encoding="utf-8"?>
<!DOCTYPE math  PUBLIC '-//OpenOffice.org//DTD Modified W3C MathML 1.01//EN'  'math.dtd'>
<math:math xmlns:math="http://www.w3.org/1998/Math/MathML">
  <math:semantics>
    <math:mrow>
      <math:mrow>
        <math:mo math:stretchy="false">(</math:mo>
        <math:mrow>
          <math:mi>x</math:mi>
          <math:mi>'</math:mi>
          <math:mi>,</math:mi>
          <math:mi>y</math:mi>
          <math:mi>'</math:mi>
        </math:mrow>
        <math:mo math:stretchy="false">)</math:mo>
      </math:mrow>
      <math:mo math:stretchy="false">=</math:mo>
      <math:mrow>
        <math:mo math:stretchy="false">(</math:mo>
        <math:mrow>
          <math:mrow>
            <math:mi>x</math:mi>
            <math:mo math:stretchy="false">/</math:mo>
            <math:mi>z</math:mi>
          </math:mrow>
          <math:mi>,</math:mi>
          <math:mrow>
            <math:mi>y</math:mi>
            <math:mo math:stretchy="false">/</math:mo>
            <math:mi>z</math:mi>
          </math:mrow>
        </math:mrow>
        <math:mo math:stretchy="false">)</math:mo>
      </math:mrow>
    </math:mrow>
    <math:annotation math:encoding="StarMath 5.0">(x',y') = (x/z, y/z)</math:annotation>
  </math:semantics>
</math:math>
</file>

<file path=Object 20/content.xml><?xml version="1.0" encoding="utf-8"?>
<!DOCTYPE math  PUBLIC '-//OpenOffice.org//DTD Modified W3C MathML 1.01//EN'  'math.dtd'>
<math:math xmlns:math="http://www.w3.org/1998/Math/MathML">
  <math:semantics>
    <math:mi>P</math:mi>
    <math:annotation math:encoding="StarMath 5.0">P</math:annotation>
  </math:semantics>
</math:math>
</file>

<file path=Object 21/content.xml><?xml version="1.0" encoding="utf-8"?>
<!DOCTYPE math  PUBLIC '-//OpenOffice.org//DTD Modified W3C MathML 1.01//EN'  'math.dtd'>
<math:math xmlns:math="http://www.w3.org/1998/Math/MathML">
  <math:semantics>
    <math:mi>M</math:mi>
    <math:annotation math:encoding="StarMath 5.0">M</math:annotation>
  </math:semantics>
</math:math>
</file>

<file path=Object 22/content.xml><?xml version="1.0" encoding="utf-8"?>
<!DOCTYPE math  PUBLIC '-//OpenOffice.org//DTD Modified W3C MathML 1.01//EN'  'math.dtd'>
<math:math xmlns:math="http://www.w3.org/1998/Math/MathML">
  <math:semantics>
    <math:msup>
      <math:mi>M</math:mi>
      <math:mrow>
        <math:mo math:stretchy="false">−</math:mo>
        <math:mn>1</math:mn>
      </math:mrow>
    </math:msup>
    <math:annotation math:encoding="StarMath 5.0">M^-1</math:annotation>
  </math:semantics>
</math:math>
</file>

<file path=Object 23/content.xml><?xml version="1.0" encoding="utf-8"?>
<!DOCTYPE math  PUBLIC '-//OpenOffice.org//DTD Modified W3C MathML 1.01//EN'  'math.dtd'>
<math:math xmlns:math="http://www.w3.org/1998/Math/MathML">
  <math:semantics>
    <math:msup>
      <math:mi>P</math:mi>
      <math:mrow>
        <math:mo math:stretchy="false">−</math:mo>
        <math:mn>1</math:mn>
      </math:mrow>
    </math:msup>
    <math:annotation math:encoding="StarMath 5.0">P^-1</math:annotation>
  </math:semantics>
</math:math>
</file>

<file path=Object 24/content.xml><?xml version="1.0" encoding="utf-8"?>
<!DOCTYPE math  PUBLIC '-//OpenOffice.org//DTD Modified W3C MathML 1.01//EN'  'math.dtd'>
<math:math xmlns:math="http://www.w3.org/1998/Math/MathML">
  <math:semantics>
    <math:mrow>
      <math:mi>P</math:mi>
      <math:mrow>
        <math:msup>
          <math:mrow>
            <math:mo math:stretchy="false">(</math:mo>
            <math:mn>0,0,0,1</math:mn>
            <math:mo math:stretchy="false">)</math:mo>
          </math:mrow>
          <math:mi>T</math:mi>
        </math:msup>
        <math:mo math:stretchy="false">=</math:mo>
        <math:msup>
          <math:mrow>
            <math:mo math:stretchy="false">(</math:mo>
            <math:mrow>
              <math:mn>0,0,</math:mn>
              <math:mo math:stretchy="false">−</math:mo>
              <math:mn>1,0</math:mn>
            </math:mrow>
            <math:mo math:stretchy="false">)</math:mo>
          </math:mrow>
          <math:mi>T</math:mi>
        </math:msup>
      </math:mrow>
      <math:mi/>
    </math:mrow>
    <math:annotation math:encoding="StarMath 5.0"> P {(0,0,0,1)}^T = (0,0,-1,0)^T`</math:annotation>
  </math:semantics>
</math:math>
</file>

<file path=Object 25/content.xml><?xml version="1.0" encoding="utf-8"?>
<!DOCTYPE math  PUBLIC '-//OpenOffice.org//DTD Modified W3C MathML 1.01//EN'  'math.dtd'>
<math:math xmlns:math="http://www.w3.org/1998/Math/MathML">
  <math:semantics>
    <math:mrow>
      <math:mi>M</math:mi>
      <math:msup>
        <math:mi>M</math:mi>
        <math:mrow>
          <math:mo math:stretchy="false">−</math:mo>
          <math:mn>1</math:mn>
        </math:mrow>
      </math:msup>
    </math:mrow>
    <math:annotation math:encoding="StarMath 5.0">M M^-1</math:annotation>
  </math:semantics>
</math:math>
</file>

<file path=Object 26/content.xml><?xml version="1.0" encoding="utf-8"?>
<!DOCTYPE math  PUBLIC '-//OpenOffice.org//DTD Modified W3C MathML 1.01//EN'  'math.dtd'>
<math:math xmlns:math="http://www.w3.org/1998/Math/MathML">
  <math:semantics>
    <math:mrow>
      <math:mi>z</math:mi>
      <math:mo math:stretchy="false">=</math:mo>
      <math:mn>0</math:mn>
    </math:mrow>
    <math:annotation math:encoding="StarMath 5.0">z=0</math:annotation>
  </math:semantics>
</math:math>
</file>

<file path=Object 27/content.xml><?xml version="1.0" encoding="utf-8"?>
<!DOCTYPE math  PUBLIC '-//OpenOffice.org//DTD Modified W3C MathML 1.01//EN'  'math.dtd'>
<math:math xmlns:math="http://www.w3.org/1998/Math/MathML">
  <math:semantics>
    <math:mrow>
      <math:mrow>
        <math:mo math:stretchy="false">[</math:mo>
        <math:mrow>
          <math:mn>0</math:mn>
          <math:mi/>
          <math:mn>0</math:mn>
          <math:mi/>
          <math:mn>1</math:mn>
          <math:mi/>
          <math:mn>0</math:mn>
        </math:mrow>
        <math:mo math:stretchy="false">]</math:mo>
      </math:mrow>
      <math:mi>M</math:mi>
      <math:mi/>
      <math:msup>
        <math:mi>M</math:mi>
        <math:mrow>
          <math:mo math:stretchy="false">−</math:mo>
          <math:mn>1</math:mn>
        </math:mrow>
      </math:msup>
      <math:msup>
        <math:mrow>
          <math:mo math:stretchy="false">[</math:mo>
          <math:mrow>
            <math:mi>x</math:mi>
            <math:mi>y</math:mi>
            <math:mi>z</math:mi>
            <math:mn>1</math:mn>
          </math:mrow>
          <math:mo math:stretchy="false">]</math:mo>
        </math:mrow>
        <math:mi>T</math:mi>
      </math:msup>
      <math:mrow>
        <math:mi/>
        <math:mo math:stretchy="false">=</math:mo>
        <math:mi/>
      </math:mrow>
      <math:mn>0</math:mn>
    </math:mrow>
    <math:annotation math:encoding="StarMath 5.0">[0 ~0 ~1 ~0] M ~ M^-1 [x y z 1]^T  ~=~ 0</math:annotation>
  </math:semantics>
</math:math>
</file>

<file path=Object 28/content.xml><?xml version="1.0" encoding="utf-8"?>
<!DOCTYPE math  PUBLIC '-//OpenOffice.org//DTD Modified W3C MathML 1.01//EN'  'math.dtd'>
<math:math xmlns:math="http://www.w3.org/1998/Math/MathML">
  <math:semantics>
    <math:mrow>
      <math:msup>
        <math:mi>M</math:mi>
        <math:mrow>
          <math:mo math:stretchy="false">−</math:mo>
          <math:mn>1</math:mn>
        </math:mrow>
      </math:msup>
      <math:msup>
        <math:mrow>
          <math:mo math:stretchy="false">[</math:mo>
          <math:mrow>
            <math:mi>x</math:mi>
            <math:mi>y</math:mi>
            <math:mi>z</math:mi>
            <math:mn>1</math:mn>
          </math:mrow>
          <math:mo math:stretchy="false">]</math:mo>
        </math:mrow>
        <math:mi>T</math:mi>
      </math:msup>
    </math:mrow>
    <math:annotation math:encoding="StarMath 5.0">M^-1 [x y z 1]^T</math:annotation>
  </math:semantics>
</math:math>
</file>

<file path=Object 29/content.xml><?xml version="1.0" encoding="utf-8"?>
<!DOCTYPE math  PUBLIC '-//OpenOffice.org//DTD Modified W3C MathML 1.01//EN'  'math.dtd'>
<math:math xmlns:math="http://www.w3.org/1998/Math/MathML">
  <math:semantics>
    <math:mrow>
      <math:mrow>
        <math:mo math:stretchy="false">[</math:mo>
        <math:mrow>
          <math:mn>0</math:mn>
          <math:mi/>
          <math:mn>0</math:mn>
          <math:mi/>
          <math:mn>1</math:mn>
          <math:mi/>
          <math:mn>0</math:mn>
        </math:mrow>
        <math:mo math:stretchy="false">]</math:mo>
      </math:mrow>
      <math:mi>M</math:mi>
    </math:mrow>
    <math:annotation math:encoding="StarMath 5.0">[0 ~0 ~1 ~0] M</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row>
          <math:mi math:fontstyle="italic">sx</math:mi>
          <math:mi>,</math:mi>
          <math:mi math:fontstyle="italic">sy</math:mi>
          <math:mi>,</math:mi>
          <math:mi math:fontstyle="italic">sz</math:mi>
          <math:mi>,</math:mi>
          <math:mi math:fontstyle="italic">sw</math:mi>
        </math:mrow>
        <math:mo math:stretchy="false">)</math:mo>
      </math:mrow>
      <math:mi/>
      <math:mrow>
        <math:mrow/>
        <math:mo math:stretchy="false">~</math:mo>
        <math:mrow/>
      </math:mrow>
      <math:mi/>
      <math:mrow>
        <math:mo math:stretchy="false">(</math:mo>
        <math:mrow>
          <math:mrow>
            <math:mi math:fontstyle="italic">sx</math:mi>
            <math:mo math:stretchy="false">/</math:mo>
            <math:mi math:fontstyle="italic">sw</math:mi>
          </math:mrow>
          <math:mi>,</math:mi>
          <math:mrow>
            <math:mi math:fontstyle="italic">sy</math:mi>
            <math:mo math:stretchy="false">/</math:mo>
            <math:mi math:fontstyle="italic">sw</math:mi>
          </math:mrow>
          <math:mi>,</math:mi>
          <math:mrow>
            <math:mi math:fontstyle="italic">sz</math:mi>
            <math:mo math:stretchy="false">/</math:mo>
            <math:mi math:fontstyle="italic">sw</math:mi>
          </math:mrow>
        </math:mrow>
        <math:mo math:stretchy="false">)</math:mo>
      </math:mrow>
      <math:mi/>
      <math:mrow>
        <math:mrow/>
        <math:mo math:stretchy="false">~</math:mo>
        <math:mrow/>
      </math:mrow>
      <math:mi/>
      <math:mrow>
        <math:mo math:stretchy="false">(</math:mo>
        <math:mrow>
          <math:mrow>
            <math:mi>x</math:mi>
            <math:mo math:stretchy="false">/</math:mo>
            <math:mi>w</math:mi>
          </math:mrow>
          <math:mi>,</math:mi>
          <math:mrow>
            <math:mi>y</math:mi>
            <math:mo math:stretchy="false">/</math:mo>
            <math:mi>w</math:mi>
          </math:mrow>
          <math:mi>,</math:mi>
          <math:mrow>
            <math:mi>z</math:mi>
            <math:mo math:stretchy="false">/</math:mo>
            <math:mi>w</math:mi>
          </math:mrow>
        </math:mrow>
        <math:mo math:stretchy="false">)</math:mo>
      </math:mrow>
    </math:mrow>
    <math:annotation math:encoding="StarMath 5.0">(sx,sy,sz,sw) ~ {}sim{} ~ (sx/sw,sy/sw,sz/sw)  ~ {}sim{} ~ (x/w,y/w,z/w) </math:annotation>
  </math:semantics>
</math:math>
</file>

<file path=Object 30/content.xml><?xml version="1.0" encoding="utf-8"?>
<math xmlns="http://www.w3.org/1998/Math/MathML">
  <semantics>
    <mi>b</mi>
    <annotation encoding="StarMath 5.0">b</annotation>
  </semantics>
</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e6ff00" draw:textarea-horizontal-align="justify" draw:textarea-vertical-align="middle" draw:auto-grow-height="false"/>
    </style:style>
    <style:style style:name="gr3" style:family="graphic" style:parent-style-name="standard">
      <style:graphic-properties draw:fill="solid" draw:fill-color="#0066cc" draw:textarea-horizontal-align="justify" draw:textarea-vertical-align="middle" draw:auto-grow-height="false"/>
    </style:style>
    <style:style style:name="gr4" style:family="graphic" style:parent-style-name="standard">
      <style:graphic-properties draw:fill-color="#23ff23" draw:textarea-horizontal-align="justify" draw:textarea-vertical-align="middle" draw:auto-grow-height="false"/>
    </style:style>
    <style:style style:name="gr5" style:family="graphic" style:parent-style-name="standard">
      <style:graphic-properties draw:fill="solid" draw:fill-color="#c90016" draw:textarea-horizontal-align="justify" draw:textarea-vertical-align="middle" draw:auto-grow-height="false"/>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none" svg:stroke-color="#000000" draw:fill="none" draw:fill-color="#ffffff" fo:min-height="1.02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2.21cm" svg:height="2.87cm" draw:transform="rotate (1.5707963267946) translate (5.115cm 3.94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id="id5" draw:layer="layout" svg:width="1.27cm" svg:height="2.54cm" svg:x="5.11cm" svg:y="5.88cm">
          <text:p/>
          <draw:enhanced-geometry svg:viewBox="0 0 21600 21600" draw:type="rectangle" draw:enhanced-path="M 0 0 L 21600 0 21600 21600 0 21600 0 0 Z N"/>
        </draw:custom-shape>
        <draw:custom-shape draw:style-name="gr2" draw:text-style-name="P1" draw:layer="layout" svg:width="1.905cm" svg:height="0.635cm" svg:x="6.321cm" svg:y="6.7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1.2cm" svg:height="0.635cm" svg:x="5.121cm" svg:y="6.7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7.936cm" svg:height="0.635cm" svg:x="-2.81cm" svg:y="6.7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8.654cm" svg:height="0.635cm" svg:x="8.221cm" svg:y="6.7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6.414cm" svg:height="0.635cm" svg:x="8.021cm" svg:y="2.5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4" draw:layer="layout" svg:width="1.905cm" svg:height="0.635cm" svg:x="6.121cm" svg:y="2.5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0.959cm" svg:height="0.635cm" svg:x="5.121cm" svg:y="2.5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11.111cm" svg:height="0.635cm" svg:x="-5.985cm" svg:y="2.5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54cm" svg:y1="2.905cm" svg:x2="14.97cm" svg:y2="2.905cm">
          <text:p/>
        </draw:line>
        <draw:line draw:style-name="gr6" draw:text-style-name="P1" draw:id="id1" draw:layer="layout" svg:x1="5.11cm" svg:y1="1.635cm" svg:x2="5.11cm" svg:y2="4.175cm">
          <text:p/>
        </draw:line>
        <draw:line draw:style-name="gr6" draw:text-style-name="P1" draw:id="id2" draw:layer="layout" svg:x1="6.08cm" svg:y1="2.435cm" svg:x2="6.08cm" svg:y2="3.255cm">
          <text:p/>
        </draw:line>
        <draw:line draw:style-name="gr6" draw:text-style-name="P1" draw:id="id6" draw:layer="layout" svg:x1="-3.943cm" svg:y1="7.105cm" svg:x2="20.187cm" svg:y2="7.105cm">
          <text:p/>
        </draw:line>
        <draw:line draw:style-name="gr6" draw:text-style-name="P1" draw:id="id3" draw:layer="layout" svg:x1="5.159cm" svg:y1="5cm" svg:x2="5.106cm" svg:y2="8.837cm">
          <text:p/>
        </draw:line>
        <draw:frame draw:style-name="gr7" draw:text-style-name="P2" draw:layer="layout" svg:width="8.255cm" svg:height="1.27cm" svg:x="2.799cm" svg:y="8.647cm">
          <draw:text-box>
            <text:p><text:span text:style-name="T1">Perspective transformation's effect </text:span></text:p>
            <text:p><text:span text:style-name="T1">on ranges of z values.</text:span></text:p>
          </draw:text-box>
        </draw:frame>
        <draw:frame draw:style-name="gr8" draw:layer="layout" svg:width="0.925cm" svg:height="0.962cm" svg:x="6.156cm" svg:y="4.145cm">
          <draw:text-box>
            <text:p>P</text:p>
          </draw:text-box>
        </draw:frame>
        <draw:line draw:style-name="gr9" draw:text-style-name="P1" draw:layer="layout" svg:x1="6.715cm" svg:y1="3.54cm" svg:x2="6.08cm" svg:y2="5.445cm">
          <text:p/>
        </draw:line>
        <draw:connector draw:style-name="gr9" draw:text-style-name="P1" draw:layer="layout" draw:type="curve" draw:line-skew="1.494cm" svg:x1="5.11cm" svg:y1="2.905cm" svg:x2="1.826cm" svg:y2="5.768cm" draw:start-shape="id1" draw:start-glue-point="1" svg:d="m5110 2905c-597 0 1045 2863-3284 2863">
          <text:p/>
        </draw:connector>
        <draw:connector draw:style-name="gr9" draw:text-style-name="P1" draw:layer="layout" draw:type="curve" svg:x1="6.08cm" svg:y1="2.845cm" svg:x2="5.159cm" svg:y2="6.918cm" draw:start-shape="id2" draw:start-glue-point="1" draw:end-shape="id3" draw:end-glue-point="1" svg:d="m6080 2845c0 2716-307 4073-921 4073">
          <text:p/>
        </draw:connector>
        <draw:connector draw:style-name="gr9" draw:text-style-name="P1" draw:layer="layout" draw:type="curve" draw:line-skew="-1.237cm" svg:x1="8.026cm" svg:y1="2.898cm" svg:x2="6.38cm" svg:y2="7.15cm" draw:start-shape="id4" draw:start-glue-point="1" draw:end-shape="id5" svg:d="m8026 2898c-1104 0-281 4252-1646 4252">
          <text:p/>
        </draw:connector>
        <draw:connector draw:style-name="gr9" draw:text-style-name="P1" draw:layer="layout" draw:type="curve" svg:x1="16.034cm" svg:y1="4.127cm" svg:x2="8.122cm" svg:y2="7.105cm" draw:end-shape="id6" draw:end-glue-point="0" svg:d="m16034 4127c0 1858-7912 370-7912 2978">
          <text:p/>
        </draw:connector>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2/content.xml><?xml version="1.0" encoding="utf-8"?>
<math xmlns="http://www.w3.org/1998/Math/MathML">
  <semantics>
    <mi>f</mi>
    <annotation encoding="StarMath 5.0">f</annotation>
  </semantics>
</math>
</file>

<file path=Object 33/content.xml><?xml version="1.0" encoding="utf-8"?>
<math xmlns="http://www.w3.org/1998/Math/MathML">
  <semantics>
    <msub>
      <mi>r</mi>
      <mi>y</mi>
    </msub>
    <annotation encoding="StarMath 5.0">r_y</annotation>
  </semantics>
</math>
</file>

<file path=Object 34/content.xml><?xml version="1.0" encoding="utf-8"?>
<math xmlns="http://www.w3.org/1998/Math/MathML">
  <semantics>
    <msub>
      <mi>r</mi>
      <mi>x</mi>
    </msub>
    <annotation encoding="StarMath 5.0">r_x</annotation>
  </semantics>
</math>
</file>

<file path=Object 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5/content.xml><?xml version="1.0" encoding="utf-8"?>
<!DOCTYPE math  PUBLIC '-//OpenOffice.org//DTD Modified W3C MathML 1.01//EN'  'math.dtd'>
<math:math xmlns:math="http://www.w3.org/1998/Math/MathML">
  <math:semantics>
    <math:mi>w</math:mi>
    <math:annotation math:encoding="StarMath 5.0">w</math:annotation>
  </math:semantics>
</math:math>
</file>

<file path=Object 6/content.xml><?xml version="1.0" encoding="utf-8"?>
<!DOCTYPE math  PUBLIC '-//OpenOffice.org//DTD Modified W3C MathML 1.01//EN'  'math.dtd'>
<math:math xmlns:math="http://www.w3.org/1998/Math/MathML">
  <math:semantics>
    <math:mrow>
      <math:munder>
        <math:mi>lim</math:mi>
        <math:mrow>
          <math:mi>w</math:mi>
          <math:mo math:stretchy="false">→</math:mo>
          <math:mn>0</math:mn>
        </math:mrow>
      </math:munder>
      <math:mrow>
        <math:mo math:stretchy="false">(</math:mo>
        <math:mrow>
          <math:mi>x</math:mi>
          <math:mi>,</math:mi>
          <math:mi>y</math:mi>
          <math:mi>,</math:mi>
          <math:mi>z</math:mi>
          <math:mi>,</math:mi>
          <math:mi>w</math:mi>
        </math:mrow>
        <math:mo math:stretchy="false">)</math:mo>
      </math:mrow>
    </math:mrow>
    <math:annotation math:encoding="StarMath 5.0">lim from w toward 0 (x,y,z,w)</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i>,</math:mi>
        <math:mi>w</math:mi>
      </math:mrow>
      <math:mo math:stretchy="false">)</math:mo>
    </math:mrow>
    <math:annotation math:encoding="StarMath 5.0">(x,y,z,w) </math:annotation>
  </math:semantics>
</math:math>
</file>

<file path=Object 8/content.xml><?xml version="1.0" encoding="utf-8"?>
<!DOCTYPE math  PUBLIC '-//OpenOffice.org//DTD Modified W3C MathML 1.01//EN'  'math.dtd'>
<math:math xmlns:math="http://www.w3.org/1998/Math/MathML">
  <math:semantics>
    <math:mrow>
      <math:mi>w</math:mi>
      <math:mo math:stretchy="false">≠</math:mo>
      <math:mn>1</math:mn>
    </math:mrow>
    <math:annotation math:encoding="StarMath 5.0">w &lt;&gt; 1</math:annotation>
  </math:semantics>
</math:math>
</file>

<file path=Object 9/content.xml><?xml version="1.0" encoding="utf-8"?>
<!DOCTYPE math  PUBLIC '-//OpenOffice.org//DTD Modified W3C MathML 1.01//EN'  'math.dtd'>
<math:math xmlns:math="http://www.w3.org/1998/Math/MathML">
  <math:semantics>
    <math:mrow>
      <math:mrow>
        <math:mo math:stretchy="false">(</math:mo>
        <math:mrow>
          <math:mi>x</math:mi>
          <math:mi>,</math:mi>
          <math:mi>y</math:mi>
          <math:mi>,</math:mi>
          <math:mi>z</math:mi>
          <math:mi>,</math:mi>
          <math:mi>w</math:mi>
        </math:mrow>
        <math:mo math:stretchy="false">)</math:mo>
      </math:mrow>
      <math:mo math:stretchy="false">→</math:mo>
      <math:mrow>
        <math:mo math:stretchy="false">(</math:mo>
        <math:mrow>
          <math:mrow>
            <math:mi>x</math:mi>
            <math:mo math:stretchy="false">/</math:mo>
            <math:mi>w</math:mi>
          </math:mrow>
          <math:mi>,</math:mi>
          <math:mrow>
            <math:mi>y</math:mi>
            <math:mo math:stretchy="false">/</math:mo>
            <math:mi>w</math:mi>
          </math:mrow>
          <math:mi>,</math:mi>
          <math:mrow>
            <math:mi>z</math:mi>
            <math:mo math:stretchy="false">/</math:mo>
            <math:mi>w</math:mi>
          </math:mrow>
        </math:mrow>
        <math:mo math:stretchy="false">)</math:mo>
      </math:mrow>
    </math:mrow>
    <math:annotation math:encoding="StarMath 5.0">(x,y,z,w) rightarrow  (x/w, y/w, z/w)</math:annotation>
  </math:semantics>
</math:math>
</file>